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1.2902in"/>
    </style:style>
    <style:style style:name="co9" style:family="table-column">
      <style:table-column-properties fo:break-before="auto" style:column-width="1.7382in"/>
    </style:style>
    <style:style style:name="co10" style:family="table-column">
      <style:table-column-properties fo:break-before="auto" style:column-width="1.3437in"/>
    </style:style>
    <style:style style:name="co11" style:family="table-column">
      <style:table-column-properties fo:break-before="auto" style:column-width="1.378in"/>
    </style:style>
    <style:style style:name="co6" style:family="table-column">
      <style:table-column-properties fo:break-before="auto" style:column-width="1.2799in"/>
    </style:style>
    <style:style style:name="co13" style:family="table-column">
      <style:table-column-properties fo:break-before="auto" style:column-width="0.8535in"/>
    </style:style>
    <style:style style:name="co14" style:family="table-column">
      <style:table-column-properties fo:break-before="auto" style:column-width="1.061in"/>
    </style:style>
    <style:style style:name="co18" style:family="table-column">
      <style:table-column-properties fo:break-before="auto" style:column-width="1.1484in"/>
    </style:style>
    <style:style style:name="co19" style:family="table-column">
      <style:table-column-properties fo:break-before="auto" style:column-width="1.3563in"/>
    </style:style>
    <style:style style:name="co20" style:family="table-column">
      <style:table-column-properties fo:break-before="auto" style:column-width="1.3453in"/>
    </style:style>
    <style:style style:name="co12" style:family="table-column">
      <style:table-column-properties fo:break-before="auto" style:column-width="0.9138in"/>
    </style:style>
    <style:style style:name="co24" style:family="table-column">
      <style:table-column-properties fo:break-before="auto" style:column-width="0.5681in"/>
    </style:style>
    <style:style style:name="co25" style:family="table-column">
      <style:table-column-properties fo:break-before="auto" style:column-width="1.7583in"/>
    </style:style>
    <style:style style:name="co23" style:family="table-column">
      <style:table-column-properties fo:break-before="auto" style:column-width="0.7646in"/>
    </style:style>
    <style:style style:name="co26" style:family="table-column">
      <style:table-column-properties fo:break-before="auto" style:column-width="1.2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 rout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2" table:number-columns-repeated="1012" table:default-cell-style-name="Default"/>
        <table:table-row table:style-name="ro1">
          <table:table-cell office:value-type="string">
            <text:p>ID,N,8,0</text:p>
          </table:table-cell>
          <table:table-cell office:value-type="string">
            <text:p>ROAD_CODE,C,4</text:p>
          </table:table-cell>
          <table:table-cell office:value-type="string">
            <text:p>FROM,C,50</text:p>
          </table:table-cell>
          <table:table-cell office:value-type="string">
            <text:p>TO,C,50</text:p>
          </table:table-cell>
          <table:table-cell office:value-type="string">
            <text:p>WIDTH_M,N,6,2</text:p>
          </table:table-cell>
          <table:table-cell office:value-type="string">
            <text:p>LENGTH_KM,N,6,2</text:p>
          </table:table-cell>
          <table:table-cell office:value-type="string">
            <text:p>LENGTH_M,N,8,2</text:p>
          </table:table-cell>
          <table:table-cell office:value-type="string">
            <text:p>BT_L,N,6,2</text:p>
          </table:table-cell>
          <table:table-cell office:value-type="string">
            <text:p>BT_COND,C,6</text:p>
          </table:table-cell>
          <table:table-cell office:value-type="string">
            <text:p>TRACK_L,N,6,2</text:p>
          </table:table-cell>
          <table:table-cell office:value-type="string">
            <text:p>TRACK_COND,C,6</text:p>
          </table:table-cell>
          <table:table-cell office:value-type="string">
            <text:p>TOTAL_POP,N,6,0</text:p>
          </table:table-cell>
          <table:table-cell table:number-columns-repeated="101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T01</text:p>
          </table:table-cell>
          <table:table-cell office:value-type="string">
            <text:p>Fatepur</text:p>
          </table:table-cell>
          <table:table-cell office:value-type="string">
            <text:p>Tilakchak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3876">
            <text:p>23876</text:p>
          </table:table-cell>
          <table:table-cell office:value-type="float" office:value="20">
            <text:p>20</text:p>
          </table:table-cell>
          <table:table-cell office:value-type="string">
            <text:p>Poor</text:p>
          </table:table-cell>
          <table:table-cell office:value-type="float" office:value="0">
            <text:p>0</text:p>
          </table:table-cell>
          <table:table-cell/>
          <table:table-cell office:value-type="float" office:value="37783">
            <text:p>37783</text:p>
          </table:table-cell>
          <table:table-cell table:number-columns-repeated="101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T02</text:p>
          </table:table-cell>
          <table:table-cell office:value-type="string">
            <text:p>Bulandi</text:p>
          </table:table-cell>
          <table:table-cell office:value-type="string">
            <text:p>Kanaria in Arambagh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6177">
            <text:p>16177</text:p>
          </table:table-cell>
          <table:table-cell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Poor</text:p>
          </table:table-cell>
          <table:table-cell office:value-type="float" office:value="27603">
            <text:p>27603</text:p>
          </table:table-cell>
          <table:table-cell table:number-columns-repeated="101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T03</text:p>
          </table:table-cell>
          <table:table-cell office:value-type="string">
            <text:p>Pallishree (Arambag)</text:p>
          </table:table-cell>
          <table:table-cell office:value-type="string">
            <text:p>Amgram (Continuation of Goghat)</text:p>
          </table:table-cell>
          <table:table-cell office:value-type="float" office:value="0">
            <text:p>0</text:p>
          </table:table-cell>
          <table:table-cell office:value-type="float" office:value="8.5">
            <text:p>8.5</text:p>
          </table:table-cell>
          <table:table-cell office:value-type="float" office:value="18369">
            <text:p>18369</text:p>
          </table:table-cell>
          <table:table-cell office:value-type="float" office:value="8.5">
            <text:p>8.5</text:p>
          </table:table-cell>
          <table:table-cell office:value-type="string">
            <text:p>Good</text:p>
          </table:table-cell>
          <table:table-cell office:value-type="float" office:value="0">
            <text:p>0</text:p>
          </table:table-cell>
          <table:table-cell/>
          <table:table-cell office:value-type="float" office:value="39417">
            <text:p>39417</text:p>
          </table:table-cell>
          <table:table-cell table:number-columns-repeated="101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T04</text:p>
          </table:table-cell>
          <table:table-cell office:value-type="string">
            <text:p>Mayapur</text:p>
          </table:table-cell>
          <table:table-cell office:value-type="string">
            <text:p>Bhanderhati (to Garerghat)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9396.3">
            <text:p>9396.3</text:p>
          </table:table-cell>
          <table:table-cell office:value-type="float" office:value="9">
            <text:p>9</text:p>
          </table:table-cell>
          <table:table-cell office:value-type="string">
            <text:p>Poor</text:p>
          </table:table-cell>
          <table:table-cell office:value-type="float" office:value="0">
            <text:p>0</text:p>
          </table:table-cell>
          <table:table-cell/>
          <table:table-cell office:value-type="float" office:value="18609">
            <text:p>18609</text:p>
          </table:table-cell>
          <table:table-cell table:number-columns-repeated="101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T05</text:p>
          </table:table-cell>
          <table:table-cell office:value-type="string">
            <text:p>Kapshit</text:p>
          </table:table-cell>
          <table:table-cell office:value-type="string">
            <text:p>Samta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float" office:value="7942">
            <text:p>7942</text:p>
          </table:table-cell>
          <table:table-cell office:value-type="float" office:value="0">
            <text:p>0</text:p>
          </table:table-cell>
          <table:table-cell/>
          <table:table-cell office:value-type="float" office:value="7.5">
            <text:p>7.5</text:p>
          </table:table-cell>
          <table:table-cell office:value-type="string">
            <text:p>Poor</text:p>
          </table:table-cell>
          <table:table-cell office:value-type="float" office:value="12038">
            <text:p>12038</text:p>
          </table:table-cell>
          <table:table-cell table:number-columns-repeated="101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T06</text:p>
          </table:table-cell>
          <table:table-cell office:value-type="string">
            <text:p>Gourhati More (Arambag)</text:p>
          </table:table-cell>
          <table:table-cell office:value-type="string">
            <text:p>Ghourhati (to Bandar)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2870">
            <text:p>12870</text:p>
          </table:table-cell>
          <table:table-cell office:value-type="float" office:value="13">
            <text:p>13</text:p>
          </table:table-cell>
          <table:table-cell office:value-type="string">
            <text:p>Good</text:p>
          </table:table-cell>
          <table:table-cell office:value-type="float" office:value="0">
            <text:p>0</text:p>
          </table:table-cell>
          <table:table-cell/>
          <table:table-cell office:value-type="float" office:value="26411">
            <text:p>26411</text:p>
          </table:table-cell>
          <table:table-cell table:number-columns-repeated="101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T07</text:p>
          </table:table-cell>
          <table:table-cell office:value-type="string">
            <text:p>Pallishree (Arambag)</text:p>
          </table:table-cell>
          <table:table-cell office:value-type="string">
            <text:p>Maminpur (to Burdwan)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632">
            <text:p>9632</text:p>
          </table:table-cell>
          <table:table-cell office:value-type="float" office:value="8">
            <text:p>8</text:p>
          </table:table-cell>
          <table:table-cell office:value-type="string">
            <text:p>Good</text:p>
          </table:table-cell>
          <table:table-cell office:value-type="float" office:value="0">
            <text:p>0</text:p>
          </table:table-cell>
          <table:table-cell/>
          <table:table-cell office:value-type="float" office:value="3773">
            <text:p>3773</text:p>
          </table:table-cell>
          <table:table-cell table:number-columns-repeated="101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T08</text:p>
          </table:table-cell>
          <table:table-cell office:value-type="string">
            <text:p>Satispur (From Burdwan)</text:p>
          </table:table-cell>
          <table:table-cell office:value-type="string">
            <text:p>Muthadanga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75">
            <text:p>10075</text:p>
          </table:table-cell>
          <table:table-cell office:value-type="float" office:value="10">
            <text:p>10</text:p>
          </table:table-cell>
          <table:table-cell office:value-type="string">
            <text:p>Poor</text:p>
          </table:table-cell>
          <table:table-cell office:value-type="float" office:value="0">
            <text:p>0</text:p>
          </table:table-cell>
          <table:table-cell/>
          <table:table-cell office:value-type="float" office:value="20106">
            <text:p>20106</text:p>
          </table:table-cell>
          <table:table-cell table:number-columns-repeated="101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T09</text:p>
          </table:table-cell>
          <table:table-cell office:value-type="string">
            <text:p>Bikrampur Kalitala</text:p>
          </table:table-cell>
          <table:table-cell office:value-type="string">
            <text:p>Pandugram Bus Stand</text:p>
          </table:table-cell>
          <table:table-cell office:value-type="float" office:value="0">
            <text:p>0</text:p>
          </table:table-cell>
          <table:table-cell office:value-type="float" office:value="9.5">
            <text:p>9.5</text:p>
          </table:table-cell>
          <table:table-cell office:value-type="float" office:value="9931.1">
            <text:p>9931.1</text:p>
          </table:table-cell>
          <table:table-cell office:value-type="float" office:value="0">
            <text:p>0</text:p>
          </table:table-cell>
          <table:table-cell/>
          <table:table-cell office:value-type="float" office:value="9.5">
            <text:p>9.5</text:p>
          </table:table-cell>
          <table:table-cell office:value-type="string">
            <text:p>Poor</text:p>
          </table:table-cell>
          <table:table-cell office:value-type="float" office:value="6922">
            <text:p>6922</text:p>
          </table:table-cell>
          <table:table-cell table:number-columns-repeated="101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T10</text:p>
          </table:table-cell>
          <table:table-cell office:value-type="string">
            <text:p>Baise Mile</text:p>
          </table:table-cell>
          <table:table-cell office:value-type="string">
            <text:p>Batanaal <text:s/>Via Seali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3480">
            <text:p>13480</text:p>
          </table:table-cell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Poor</text:p>
          </table:table-cell>
          <table:table-cell office:value-type="float" office:value="17828">
            <text:p>17828</text:p>
          </table:table-cell>
          <table:table-cell table:number-columns-repeated="101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T11</text:p>
          </table:table-cell>
          <table:table-cell office:value-type="string">
            <text:p>Char Mile</text:p>
          </table:table-cell>
          <table:table-cell office:value-type="string">
            <text:p>Dakshin Narayanpur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2449">
            <text:p>12449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Poor</text:p>
          </table:table-cell>
          <table:table-cell office:value-type="float" office:value="7850">
            <text:p>7850</text:p>
          </table:table-cell>
          <table:table-cell table:number-columns-repeated="101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T12</text:p>
          </table:table-cell>
          <table:table-cell office:value-type="string">
            <text:p>Gourhati Market</text:p>
          </table:table-cell>
          <table:table-cell office:value-type="string">
            <text:p>Radhaballavpu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084.8">
            <text:p>3084.8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string">
            <text:p>Poor</text:p>
          </table:table-cell>
          <table:table-cell office:value-type="float" office:value="977">
            <text:p>977</text:p>
          </table:table-cell>
          <table:table-cell table:number-columns-repeated="101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T13</text:p>
          </table:table-cell>
          <table:table-cell office:value-type="string">
            <text:p>Gholpukur Kuraui Bora</text:p>
          </table:table-cell>
          <table:table-cell office:value-type="string">
            <text:p>Ranhat Battala</text:p>
          </table:table-cell>
          <table:table-cell office:value-type="float" office:value="0">
            <text:p>0</text:p>
          </table:table-cell>
          <table:table-cell office:value-type="float" office:value="15.5">
            <text:p>15.5</text:p>
          </table:table-cell>
          <table:table-cell office:value-type="float" office:value="16329">
            <text:p>16329</text:p>
          </table:table-cell>
          <table:table-cell office:value-type="float" office:value="0">
            <text:p>0</text:p>
          </table:table-cell>
          <table:table-cell/>
          <table:table-cell office:value-type="float" office:value="15.5">
            <text:p>15.5</text:p>
          </table:table-cell>
          <table:table-cell office:value-type="string">
            <text:p>Poor</text:p>
          </table:table-cell>
          <table:table-cell office:value-type="float" office:value="11293">
            <text:p>11293</text:p>
          </table:table-cell>
          <table:table-cell table:number-columns-repeated="101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T14</text:p>
          </table:table-cell>
          <table:table-cell office:value-type="string">
            <text:p>Haraditya</text:p>
          </table:table-cell>
          <table:table-cell office:value-type="string">
            <text:p>Sahabagh to Madhurpur</text:p>
          </table:table-cell>
          <table:table-cell office:value-type="float" office:value="0">
            <text:p>0</text:p>
          </table:table-cell>
          <table:table-cell office:value-type="float" office:value="8.5">
            <text:p>8.5</text:p>
          </table:table-cell>
          <table:table-cell office:value-type="float" office:value="7579.9">
            <text:p>7579.9</text:p>
          </table:table-cell>
          <table:table-cell office:value-type="float" office:value="0">
            <text:p>0</text:p>
          </table:table-cell>
          <table:table-cell/>
          <table:table-cell office:value-type="float" office:value="8.5">
            <text:p>8.5</text:p>
          </table:table-cell>
          <table:table-cell office:value-type="string">
            <text:p>Poor</text:p>
          </table:table-cell>
          <table:table-cell office:value-type="float" office:value="15559">
            <text:p>15559</text:p>
          </table:table-cell>
          <table:table-cell table:number-columns-repeated="1012"/>
        </table:table-row>
      </table:table>
      <table:table table:name="L route" table:style-name="ta1" table:print="false">
        <table:table-column table:style-name="co24" table:default-cell-style-name="Default"/>
        <table:table-column table:style-name="co25" table:number-columns-repeated="1023" table:default-cell-style-name="Default"/>
        <table:table-row table:style-name="ro1">
          <table:table-cell office:value-type="string">
            <text:p>ID,N,8,0</text:p>
          </table:table-cell>
          <table:table-cell office:value-type="string">
            <text:p>ROAD_CODE,C,4</text:p>
          </table:table-cell>
          <table:table-cell office:value-type="string">
            <text:p>FROM,C,50</text:p>
          </table:table-cell>
          <table:table-cell office:value-type="string">
            <text:p>TO,C,50</text:p>
          </table:table-cell>
          <table:table-cell office:value-type="string">
            <text:p>WIDTH_M,N,6,2</text:p>
          </table:table-cell>
          <table:table-cell office:value-type="string">
            <text:p>LENGTH_KM,N,6,2</text:p>
          </table:table-cell>
          <table:table-cell office:value-type="string">
            <text:p>LENGTH_M,N,8,2</text:p>
          </table:table-cell>
          <table:table-cell office:value-type="string">
            <text:p>BT_L,N,6,2</text:p>
          </table:table-cell>
          <table:table-cell office:value-type="string">
            <text:p>BT_COND,C,6</text:p>
          </table:table-cell>
          <table:table-cell office:value-type="string">
            <text:p>TRACK_L,N,6,2</text:p>
          </table:table-cell>
          <table:table-cell office:value-type="string">
            <text:p>TRACK_COND,C,6</text:p>
          </table:table-cell>
          <table:table-cell office:value-type="string">
            <text:p>TOTAL_POP,N,6,0</text:p>
          </table:table-cell>
          <table:table-cell office:value-type="string">
            <text:p>CON_ROAD,C,4</text:p>
          </table:table-cell>
          <table:table-cell table:number-columns-repeated="1011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021</text:p>
          </table:table-cell>
          <table:table-cell office:value-type="string">
            <text:p>Fatepur</text:p>
          </table:table-cell>
          <table:table-cell office:value-type="string">
            <text:p>Purba Haripur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1943.69">
            <text:p>1943.69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.5</text:p>
          </table:table-cell>
          <table:table-cell office:value-type="string">
            <text:p>Poor</text:p>
          </table:table-cell>
          <table:table-cell office:value-type="float" office:value="1481">
            <text:p>1481</text:p>
          </table:table-cell>
          <table:table-cell office:value-type="string">
            <text:p>T01</text:p>
          </table:table-cell>
          <table:table-cell table:number-columns-repeated="1011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022</text:p>
          </table:table-cell>
          <table:table-cell office:value-type="string">
            <text:p>Balia Road</text:p>
          </table:table-cell>
          <table:table-cell office:value-type="string">
            <text:p>Bank of Mundeswari rivers (upto Ghargohal)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168.22">
            <text:p>3168.22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oor</text:p>
          </table:table-cell>
          <table:table-cell office:value-type="float" office:value="1769">
            <text:p>1769</text:p>
          </table:table-cell>
          <table:table-cell office:value-type="string">
            <text:p>T01</text:p>
          </table:table-cell>
          <table:table-cell table:number-columns-repeated="1011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023</text:p>
          </table:table-cell>
          <table:table-cell office:value-type="string">
            <text:p>Kesabpur Bush Road</text:p>
          </table:table-cell>
          <table:table-cell office:value-type="string">
            <text:p>Moyrapar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0.22">
            <text:p>720.22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oor</text:p>
          </table:table-cell>
          <table:table-cell office:value-type="float" office:value="2373">
            <text:p>2373</text:p>
          </table:table-cell>
          <table:table-cell office:value-type="string">
            <text:p>T01</text:p>
          </table:table-cell>
          <table:table-cell table:number-columns-repeated="1011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024</text:p>
          </table:table-cell>
          <table:table-cell office:value-type="string">
            <text:p>Harinkhola</text:p>
          </table:table-cell>
          <table:table-cell office:value-type="string">
            <text:p>Purba Kesabchawk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082.56">
            <text:p>6082.56</text:p>
          </table:table-cell>
          <table:table-cell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Poor</text:p>
          </table:table-cell>
          <table:table-cell office:value-type="float" office:value="11126">
            <text:p>11126</text:p>
          </table:table-cell>
          <table:table-cell office:value-type="string">
            <text:p>T03</text:p>
          </table:table-cell>
          <table:table-cell table:number-columns-repeated="1011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025</text:p>
          </table:table-cell>
          <table:table-cell office:value-type="string">
            <text:p>SH Road</text:p>
          </table:table-cell>
          <table:table-cell office:value-type="string">
            <text:p>Amgra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8.02">
            <text:p>698.02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oor</text:p>
          </table:table-cell>
          <table:table-cell office:value-type="float" office:value="1343">
            <text:p>1343</text:p>
          </table:table-cell>
          <table:table-cell office:value-type="string">
            <text:p>T03</text:p>
          </table:table-cell>
          <table:table-cell table:number-columns-repeated="1011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026</text:p>
          </table:table-cell>
          <table:table-cell office:value-type="string">
            <text:p>Chandra</text:p>
          </table:table-cell>
          <table:table-cell office:value-type="string">
            <text:p>Tajpu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50.27">
            <text:p>2550.27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string">
            <text:p>Poor</text:p>
          </table:table-cell>
          <table:table-cell office:value-type="float" office:value="3788">
            <text:p>3788</text:p>
          </table:table-cell>
          <table:table-cell office:value-type="string">
            <text:p>T03</text:p>
          </table:table-cell>
          <table:table-cell table:number-columns-repeated="1011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027</text:p>
          </table:table-cell>
          <table:table-cell office:value-type="string">
            <text:p>Malaypur suripara</text:p>
          </table:table-cell>
          <table:table-cell office:value-type="string">
            <text:p>Malikpuku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64.72">
            <text:p>2064.72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oor</text:p>
          </table:table-cell>
          <table:table-cell office:value-type="float" office:value="7063">
            <text:p>7063</text:p>
          </table:table-cell>
          <table:table-cell office:value-type="string">
            <text:p>T14</text:p>
          </table:table-cell>
          <table:table-cell table:number-columns-repeated="1011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028</text:p>
          </table:table-cell>
          <table:table-cell office:value-type="string">
            <text:p>Gholpura</text:p>
          </table:table-cell>
          <table:table-cell office:value-type="string">
            <text:p>Purbaragpu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72.71">
            <text:p>1272.71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oor</text:p>
          </table:table-cell>
          <table:table-cell office:value-type="float" office:value="1033">
            <text:p>1033</text:p>
          </table:table-cell>
          <table:table-cell office:value-type="string">
            <text:p>T01</text:p>
          </table:table-cell>
          <table:table-cell table:number-columns-repeated="1011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029</text:p>
          </table:table-cell>
          <table:table-cell office:value-type="string">
            <text:p>Hiyatpur</text:p>
          </table:table-cell>
          <table:table-cell office:value-type="string">
            <text:p>Chandraban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2164.26">
            <text:p>2164.26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.5</text:p>
          </table:table-cell>
          <table:table-cell office:value-type="string">
            <text:p>Poor</text:p>
          </table:table-cell>
          <table:table-cell office:value-type="float" office:value="3474">
            <text:p>3474</text:p>
          </table:table-cell>
          <table:table-cell office:value-type="string">
            <text:p>T01</text:p>
          </table:table-cell>
          <table:table-cell table:number-columns-repeated="1011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030</text:p>
          </table:table-cell>
          <table:table-cell office:value-type="string">
            <text:p>Kismat Khedail</text:p>
          </table:table-cell>
          <table:table-cell office:value-type="string">
            <text:p>Satmas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153.47">
            <text:p>3153.47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oor</text:p>
          </table:table-cell>
          <table:table-cell office:value-type="float" office:value="3298">
            <text:p>3298</text:p>
          </table:table-cell>
          <table:table-cell office:value-type="string">
            <text:p>T01</text:p>
          </table:table-cell>
          <table:table-cell table:number-columns-repeated="1011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031</text:p>
          </table:table-cell>
          <table:table-cell office:value-type="string">
            <text:p>Satmasa</text:p>
          </table:table-cell>
          <table:table-cell office:value-type="string">
            <text:p>Araku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11.95">
            <text:p>1111.95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oor</text:p>
          </table:table-cell>
          <table:table-cell office:value-type="float" office:value="1605">
            <text:p>1605</text:p>
          </table:table-cell>
          <table:table-cell office:value-type="string">
            <text:p>L030</text:p>
          </table:table-cell>
          <table:table-cell table:number-columns-repeated="1011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032</text:p>
          </table:table-cell>
          <table:table-cell office:value-type="string">
            <text:p>Balaichak</text:p>
          </table:table-cell>
          <table:table-cell office:value-type="string">
            <text:p>Tantisal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740.98">
            <text:p>740.98</text:p>
          </table:table-cell>
          <table:table-cell office:value-type="float" office:value="0">
            <text:p>0</text:p>
          </table:table-cell>
          <table:table-cell/>
          <table:table-cell office:value-type="float" office:value="0.75">
            <text:p>0.75</text:p>
          </table:table-cell>
          <table:table-cell office:value-type="string">
            <text:p>Poor</text:p>
          </table:table-cell>
          <table:table-cell office:value-type="float" office:value="419">
            <text:p>419</text:p>
          </table:table-cell>
          <table:table-cell office:value-type="string">
            <text:p>T04</text:p>
          </table:table-cell>
          <table:table-cell table:number-columns-repeated="1011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033</text:p>
          </table:table-cell>
          <table:table-cell office:value-type="string">
            <text:p>Bhanderhati</text:p>
          </table:table-cell>
          <table:table-cell office:value-type="string">
            <text:p>Ragpu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795.32">
            <text:p>4795.32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string">
            <text:p>Poor</text:p>
          </table:table-cell>
          <table:table-cell office:value-type="float" office:value="4199">
            <text:p>4199</text:p>
          </table:table-cell>
          <table:table-cell office:value-type="string">
            <text:p>T04</text:p>
          </table:table-cell>
          <table:table-cell table:number-columns-repeated="1011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034</text:p>
          </table:table-cell>
          <table:table-cell office:value-type="string">
            <text:p>Daharkundu</text:p>
          </table:table-cell>
          <table:table-cell office:value-type="string">
            <text:p>Faterchak</text:p>
          </table:table-cell>
          <table:table-cell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float" office:value="3517.86">
            <text:p>3517.86</text:p>
          </table:table-cell>
          <table:table-cell office:value-type="float" office:value="0">
            <text:p>0</text:p>
          </table:table-cell>
          <table:table-cell/>
          <table:table-cell office:value-type="float" office:value="2.5">
            <text:p>2.5</text:p>
          </table:table-cell>
          <table:table-cell office:value-type="string">
            <text:p>Poor</text:p>
          </table:table-cell>
          <table:table-cell office:value-type="float" office:value="6402">
            <text:p>6402</text:p>
          </table:table-cell>
          <table:table-cell table:number-columns-repeated="1012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035</text:p>
          </table:table-cell>
          <table:table-cell office:value-type="string">
            <text:p>Atpur School</text:p>
          </table:table-cell>
          <table:table-cell office:value-type="string">
            <text:p>Mahisgha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14.1">
            <text:p>914.1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oor</text:p>
          </table:table-cell>
          <table:table-cell office:value-type="float" office:value="1539">
            <text:p>1539</text:p>
          </table:table-cell>
          <table:table-cell office:value-type="string">
            <text:p>L036</text:p>
          </table:table-cell>
          <table:table-cell table:number-columns-repeated="1011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036</text:p>
          </table:table-cell>
          <table:table-cell office:value-type="string">
            <text:p>Borodongol</text:p>
          </table:table-cell>
          <table:table-cell office:value-type="string">
            <text:p>Srimantapur</text:p>
          </table:table-cell>
          <table:table-cell office:value-type="float" office:value="0">
            <text:p>0</text:p>
          </table:table-cell>
          <table:table-cell office:value-type="float" office:value="8.5">
            <text:p>8.5</text:p>
          </table:table-cell>
          <table:table-cell office:value-type="float" office:value="7148.24">
            <text:p>7148.24</text:p>
          </table:table-cell>
          <table:table-cell office:value-type="float" office:value="0">
            <text:p>0</text:p>
          </table:table-cell>
          <table:table-cell/>
          <table:table-cell office:value-type="float" office:value="8.5">
            <text:p>8.5</text:p>
          </table:table-cell>
          <table:table-cell office:value-type="string">
            <text:p>Poor</text:p>
          </table:table-cell>
          <table:table-cell office:value-type="float" office:value="7483">
            <text:p>7483</text:p>
          </table:table-cell>
          <table:table-cell office:value-type="string">
            <text:p>T06</text:p>
          </table:table-cell>
          <table:table-cell table:number-columns-repeated="1011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037</text:p>
          </table:table-cell>
          <table:table-cell office:value-type="string">
            <text:p>Borodanghal</text:p>
          </table:table-cell>
          <table:table-cell office:value-type="string">
            <text:p>Dakshin Sekhpu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02.48">
            <text:p>1102.48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oor</text:p>
          </table:table-cell>
          <table:table-cell office:value-type="float" office:value="156">
            <text:p>156</text:p>
          </table:table-cell>
          <table:table-cell office:value-type="string">
            <text:p>L036</text:p>
          </table:table-cell>
          <table:table-cell table:number-columns-repeated="1011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038</text:p>
          </table:table-cell>
          <table:table-cell office:value-type="string">
            <text:p>Ratanpur</text:p>
          </table:table-cell>
          <table:table-cell office:value-type="string">
            <text:p>Paschimpur</text:p>
          </table:table-cell>
          <table:table-cell office:value-type="float" office:value="0">
            <text:p>0</text:p>
          </table:table-cell>
          <table:table-cell office:value-type="float" office:value="2.9">
            <text:p>2.9</text:p>
          </table:table-cell>
          <table:table-cell office:value-type="float" office:value="3807.51">
            <text:p>3807.51</text:p>
          </table:table-cell>
          <table:table-cell office:value-type="float" office:value="0">
            <text:p>0</text:p>
          </table:table-cell>
          <table:table-cell/>
          <table:table-cell office:value-type="float" office:value="2.9">
            <text:p>2.9</text:p>
          </table:table-cell>
          <table:table-cell office:value-type="string">
            <text:p>Poor</text:p>
          </table:table-cell>
          <table:table-cell office:value-type="float" office:value="4815">
            <text:p>4815</text:p>
          </table:table-cell>
          <table:table-cell office:value-type="string">
            <text:p>T06</text:p>
          </table:table-cell>
          <table:table-cell table:number-columns-repeated="1011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039</text:p>
          </table:table-cell>
          <table:table-cell office:value-type="string">
            <text:p>Salepur</text:p>
          </table:table-cell>
          <table:table-cell office:value-type="string">
            <text:p>Salepur 5 Mile Bus Stop</text:p>
          </table:table-cell>
          <table:table-cell office:value-type="float" office:value="0">
            <text:p>0</text:p>
          </table:table-cell>
          <table:table-cell office:value-type="float" office:value="3.5">
            <text:p>3.5</text:p>
          </table:table-cell>
          <table:table-cell office:value-type="float" office:value="2275.48">
            <text:p>2275.48</text:p>
          </table:table-cell>
          <table:table-cell office:value-type="float" office:value="0">
            <text:p>0</text:p>
          </table:table-cell>
          <table:table-cell/>
          <table:table-cell office:value-type="float" office:value="3.5">
            <text:p>3.5</text:p>
          </table:table-cell>
          <table:table-cell office:value-type="string">
            <text:p>Poor</text:p>
          </table:table-cell>
          <table:table-cell office:value-type="float" office:value="2189">
            <text:p>2189</text:p>
          </table:table-cell>
          <table:table-cell office:value-type="string">
            <text:p>T06</text:p>
          </table:table-cell>
          <table:table-cell table:number-columns-repeated="1011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040</text:p>
          </table:table-cell>
          <table:table-cell office:value-type="string">
            <text:p>Arambagh</text:p>
          </table:table-cell>
          <table:table-cell office:value-type="string">
            <text:p>Donga bathan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697.37">
            <text:p>5697.37</text:p>
          </table:table-cell>
          <table:table-cell office:value-type="float" office:value="7">
            <text:p>7</text:p>
          </table:table-cell>
          <table:table-cell office:value-type="string">
            <text:p>Poor</text:p>
          </table:table-cell>
          <table:table-cell office:value-type="float" office:value="0">
            <text:p>0</text:p>
          </table:table-cell>
          <table:table-cell/>
          <table:table-cell office:value-type="float" office:value="2760">
            <text:p>2760</text:p>
          </table:table-cell>
          <table:table-cell office:value-type="string">
            <text:p>T03</text:p>
          </table:table-cell>
          <table:table-cell table:number-columns-repeated="1011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041</text:p>
          </table:table-cell>
          <table:table-cell office:value-type="string">
            <text:p>Kirtichandrapur</text:p>
          </table:table-cell>
          <table:table-cell office:value-type="string">
            <text:p>Paradra</text:p>
          </table:table-cell>
          <table:table-cell office:value-type="float" office:value="0">
            <text:p>0</text:p>
          </table:table-cell>
          <table:table-cell office:value-type="float" office:value="1.25">
            <text:p>1.25</text:p>
          </table:table-cell>
          <table:table-cell office:value-type="float" office:value="1310.51">
            <text:p>1310.51</text:p>
          </table:table-cell>
          <table:table-cell office:value-type="float" office:value="0">
            <text:p>0</text:p>
          </table:table-cell>
          <table:table-cell/>
          <table:table-cell office:value-type="float" office:value="1.25">
            <text:p>1.25</text:p>
          </table:table-cell>
          <table:table-cell office:value-type="string">
            <text:p>Poor</text:p>
          </table:table-cell>
          <table:table-cell office:value-type="float" office:value="329">
            <text:p>329</text:p>
          </table:table-cell>
          <table:table-cell office:value-type="string">
            <text:p>T07</text:p>
          </table:table-cell>
          <table:table-cell table:number-columns-repeated="1011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042</text:p>
          </table:table-cell>
          <table:table-cell office:value-type="string">
            <text:p>Mominpur</text:p>
          </table:table-cell>
          <table:table-cell office:value-type="string">
            <text:p>Bhabapu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13.66">
            <text:p>1813.66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oor</text:p>
          </table:table-cell>
          <table:table-cell office:value-type="float" office:value="253">
            <text:p>253</text:p>
          </table:table-cell>
          <table:table-cell office:value-type="string">
            <text:p>T07</text:p>
          </table:table-cell>
          <table:table-cell table:number-columns-repeated="1011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043</text:p>
          </table:table-cell>
          <table:table-cell office:value-type="string">
            <text:p>Satispur</text:p>
          </table:table-cell>
          <table:table-cell office:value-type="string">
            <text:p>Chakfazil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1596.63">
            <text:p>1596.63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.5</text:p>
          </table:table-cell>
          <table:table-cell office:value-type="string">
            <text:p>Poor</text:p>
          </table:table-cell>
          <table:table-cell office:value-type="float" office:value="866">
            <text:p>866</text:p>
          </table:table-cell>
          <table:table-cell office:value-type="string">
            <text:p>T08</text:p>
          </table:table-cell>
          <table:table-cell table:number-columns-repeated="1011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044</text:p>
          </table:table-cell>
          <table:table-cell office:value-type="string">
            <text:p>Fatepur</text:p>
          </table:table-cell>
          <table:table-cell office:value-type="string">
            <text:p>Sekhpur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float" office:value="6331.34">
            <text:p>6331.34</text:p>
          </table:table-cell>
          <table:table-cell office:value-type="float" office:value="0">
            <text:p>0</text:p>
          </table:table-cell>
          <table:table-cell/>
          <table:table-cell office:value-type="float" office:value="7.5">
            <text:p>7.5</text:p>
          </table:table-cell>
          <table:table-cell office:value-type="string">
            <text:p>Poor</text:p>
          </table:table-cell>
          <table:table-cell office:value-type="float" office:value="7331">
            <text:p>7331</text:p>
          </table:table-cell>
          <table:table-cell office:value-type="string">
            <text:p>T14</text:p>
          </table:table-cell>
          <table:table-cell table:number-columns-repeated="1011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045</text:p>
          </table:table-cell>
          <table:table-cell office:value-type="string">
            <text:p>Chakanar</text:p>
          </table:table-cell>
          <table:table-cell office:value-type="string">
            <text:p>Kablemalaypur Road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1557.42">
            <text:p>1557.42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.5</text:p>
          </table:table-cell>
          <table:table-cell office:value-type="string">
            <text:p>Poor</text:p>
          </table:table-cell>
          <table:table-cell office:value-type="float" office:value="105">
            <text:p>105</text:p>
          </table:table-cell>
          <table:table-cell office:value-type="string">
            <text:p>T01</text:p>
          </table:table-cell>
          <table:table-cell table:number-columns-repeated="1011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046</text:p>
          </table:table-cell>
          <table:table-cell office:value-type="string">
            <text:p>Shayamgram</text:p>
          </table:table-cell>
          <table:table-cell office:value-type="string">
            <text:p>Majafarpur</text:p>
          </table:table-cell>
          <table:table-cell office:value-type="float" office:value="0">
            <text:p>0</text:p>
          </table:table-cell>
          <table:table-cell office:value-type="float" office:value="4.5">
            <text:p>4.5</text:p>
          </table:table-cell>
          <table:table-cell office:value-type="float" office:value="4205.84">
            <text:p>4205.84</text:p>
          </table:table-cell>
          <table:table-cell office:value-type="float" office:value="0">
            <text:p>0</text:p>
          </table:table-cell>
          <table:table-cell/>
          <table:table-cell office:value-type="float" office:value="4.5">
            <text:p>4.5</text:p>
          </table:table-cell>
          <table:table-cell office:value-type="string">
            <text:p>Poor</text:p>
          </table:table-cell>
          <table:table-cell office:value-type="float" office:value="2887">
            <text:p>2887</text:p>
          </table:table-cell>
          <table:table-cell office:value-type="string">
            <text:p>T03</text:p>
          </table:table-cell>
          <table:table-cell table:number-columns-repeated="1011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047</text:p>
          </table:table-cell>
          <table:table-cell office:value-type="string">
            <text:p>Katabani</text:p>
          </table:table-cell>
          <table:table-cell office:value-type="string">
            <text:p>Pratapnagar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327.4">
            <text:p>2327.4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Poor</text:p>
          </table:table-cell>
          <table:table-cell office:value-type="float" office:value="3544">
            <text:p>3544</text:p>
          </table:table-cell>
          <table:table-cell office:value-type="string">
            <text:p>T01</text:p>
          </table:table-cell>
          <table:table-cell table:number-columns-repeated="1011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048</text:p>
          </table:table-cell>
          <table:table-cell office:value-type="string">
            <text:p>Subhaypur</text:p>
          </table:table-cell>
          <table:table-cell office:value-type="string">
            <text:p>Gourhati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2220.72">
            <text:p>2220.72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.5</text:p>
          </table:table-cell>
          <table:table-cell office:value-type="string">
            <text:p>Poor</text:p>
          </table:table-cell>
          <table:table-cell office:value-type="float" office:value="498">
            <text:p>498</text:p>
          </table:table-cell>
          <table:table-cell office:value-type="string">
            <text:p>T12</text:p>
          </table:table-cell>
          <table:table-cell table:number-columns-repeated="1011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049</text:p>
          </table:table-cell>
          <table:table-cell office:value-type="string">
            <text:p>Duleypara</text:p>
          </table:table-cell>
          <table:table-cell office:value-type="string">
            <text:p>Dharapara</text:p>
          </table:table-cell>
          <table:table-cell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float" office:value="915.61">
            <text:p>915.61</text:p>
          </table:table-cell>
          <table:table-cell office:value-type="float" office:value="0">
            <text:p>0</text:p>
          </table:table-cell>
          <table:table-cell/>
          <table:table-cell office:value-type="float" office:value="2.5">
            <text:p>2.5</text:p>
          </table:table-cell>
          <table:table-cell office:value-type="string">
            <text:p>Poor</text:p>
          </table:table-cell>
          <table:table-cell office:value-type="float" office:value="2100">
            <text:p>2100</text:p>
          </table:table-cell>
          <table:table-cell office:value-type="string">
            <text:p>T10</text:p>
          </table:table-cell>
          <table:table-cell table:number-columns-repeated="1011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050</text:p>
          </table:table-cell>
          <table:table-cell office:value-type="string">
            <text:p>Ramnagar</text:p>
          </table:table-cell>
          <table:table-cell office:value-type="string">
            <text:p>Ramnagar <text:s/>Roa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806.15">
            <text:p>1806.15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oor</text:p>
          </table:table-cell>
          <table:table-cell office:value-type="float" office:value="2571">
            <text:p>2571</text:p>
          </table:table-cell>
          <table:table-cell office:value-type="string">
            <text:p>T06</text:p>
          </table:table-cell>
          <table:table-cell table:number-columns-repeated="1011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051</text:p>
          </table:table-cell>
          <table:table-cell office:value-type="string">
            <text:p>Raghunathpur</text:p>
          </table:table-cell>
          <table:table-cell office:value-type="string">
            <text:p>BulandhiKanaria Roa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03.37">
            <text:p>1103.37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oor</text:p>
          </table:table-cell>
          <table:table-cell office:value-type="float" office:value="863">
            <text:p>863</text:p>
          </table:table-cell>
          <table:table-cell office:value-type="string">
            <text:p>T02</text:p>
          </table:table-cell>
          <table:table-cell table:number-columns-repeated="1011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052</text:p>
          </table:table-cell>
          <table:table-cell office:value-type="string">
            <text:p>Malaypur</text:p>
          </table:table-cell>
          <table:table-cell office:value-type="string">
            <text:p>Chak Besi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387.53">
            <text:p>2387.53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Poor</text:p>
          </table:table-cell>
          <table:table-cell office:value-type="float" office:value="5683">
            <text:p>5683</text:p>
          </table:table-cell>
          <table:table-cell office:value-type="string">
            <text:p>T02</text:p>
          </table:table-cell>
          <table:table-cell table:number-columns-repeated="1011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053</text:p>
          </table:table-cell>
          <table:table-cell office:value-type="string">
            <text:p>Chack Madan</text:p>
          </table:table-cell>
          <table:table-cell office:value-type="string">
            <text:p>Batanal</text:p>
          </table:table-cell>
          <table:table-cell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2096.3">
            <text:p>2096.3</text:p>
          </table:table-cell>
          <table:table-cell office:value-type="float" office:value="0">
            <text:p>0</text:p>
          </table:table-cell>
          <table:table-cell/>
          <table:table-cell office:value-type="float" office:value="5.5">
            <text:p>5.5</text:p>
          </table:table-cell>
          <table:table-cell office:value-type="string">
            <text:p>Poor</text:p>
          </table:table-cell>
          <table:table-cell office:value-type="float" office:value="2807">
            <text:p>2807</text:p>
          </table:table-cell>
          <table:table-cell office:value-type="string">
            <text:p>T10</text:p>
          </table:table-cell>
          <table:table-cell table:number-columns-repeated="1011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054</text:p>
          </table:table-cell>
          <table:table-cell office:value-type="string">
            <text:p>Malaypur</text:p>
          </table:table-cell>
          <table:table-cell office:value-type="string">
            <text:p>Chackhazi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1447.19">
            <text:p>1447.19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.5</text:p>
          </table:table-cell>
          <table:table-cell office:value-type="string">
            <text:p>Poor</text:p>
          </table:table-cell>
          <table:table-cell office:value-type="float" office:value="1278">
            <text:p>1278</text:p>
          </table:table-cell>
          <table:table-cell office:value-type="string">
            <text:p>L044</text:p>
          </table:table-cell>
          <table:table-cell table:number-columns-repeated="1011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055</text:p>
          </table:table-cell>
          <table:table-cell office:value-type="string">
            <text:p>Asanpur</text:p>
          </table:table-cell>
          <table:table-cell office:value-type="string">
            <text:p>Jasapur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58.91">
            <text:p>2158.91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Poor</text:p>
          </table:table-cell>
          <table:table-cell office:value-type="float" office:value="2585">
            <text:p>2585</text:p>
          </table:table-cell>
          <table:table-cell office:value-type="string">
            <text:p>T01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056</text:p>
          </table:table-cell>
          <table:table-cell office:value-type="string">
            <text:p>SH 7 Road</text:p>
          </table:table-cell>
          <table:table-cell office:value-type="string">
            <text:p>Tirol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1179.57">
            <text:p>1179.57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.5</text:p>
          </table:table-cell>
          <table:table-cell office:value-type="string">
            <text:p>Poor</text:p>
          </table:table-cell>
          <table:table-cell office:value-type="float" office:value="801">
            <text:p>801</text:p>
          </table:table-cell>
          <table:table-cell office:value-type="string">
            <text:p>T03</text:p>
          </table:table-cell>
          <table:table-cell table:number-columns-repeated="1011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057</text:p>
          </table:table-cell>
          <table:table-cell office:value-type="string">
            <text:p>Kapsit</text:p>
          </table:table-cell>
          <table:table-cell office:value-type="string">
            <text:p>Beurgram</text:p>
          </table:table-cell>
          <table:table-cell office:value-type="float" office:value="0">
            <text:p>0</text:p>
          </table:table-cell>
          <table:table-cell office:value-type="float" office:value="2.25">
            <text:p>2.25</text:p>
          </table:table-cell>
          <table:table-cell office:value-type="float" office:value="3125.33">
            <text:p>3125.33</text:p>
          </table:table-cell>
          <table:table-cell office:value-type="float" office:value="0">
            <text:p>0</text:p>
          </table:table-cell>
          <table:table-cell/>
          <table:table-cell office:value-type="float" office:value="2.25">
            <text:p>2.25</text:p>
          </table:table-cell>
          <table:table-cell office:value-type="string">
            <text:p>Poor</text:p>
          </table:table-cell>
          <table:table-cell office:value-type="float" office:value="2172">
            <text:p>2172</text:p>
          </table:table-cell>
          <table:table-cell office:value-type="string">
            <text:p>T05</text:p>
          </table:table-cell>
          <table:table-cell table:number-columns-repeated="1011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058</text:p>
          </table:table-cell>
          <table:table-cell office:value-type="string">
            <text:p>Chandsit</text:p>
          </table:table-cell>
          <table:table-cell office:value-type="string">
            <text:p>Paharchak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1396.6">
            <text:p>1396.6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.5</text:p>
          </table:table-cell>
          <table:table-cell office:value-type="string">
            <text:p>Poor</text:p>
          </table:table-cell>
          <table:table-cell office:value-type="float" office:value="396">
            <text:p>396</text:p>
          </table:table-cell>
          <table:table-cell office:value-type="string">
            <text:p>T09</text:p>
          </table:table-cell>
          <table:table-cell table:number-columns-repeated="1011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059</text:p>
          </table:table-cell>
          <table:table-cell office:value-type="string">
            <text:p>Bulandikanaria Road</text:p>
          </table:table-cell>
          <table:table-cell office:value-type="string">
            <text:p>Raghunathpu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23.02">
            <text:p>1223.02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oor</text:p>
          </table:table-cell>
          <table:table-cell office:value-type="float" office:value="444">
            <text:p>444</text:p>
          </table:table-cell>
          <table:table-cell office:value-type="string">
            <text:p>T02</text:p>
          </table:table-cell>
          <table:table-cell table:number-columns-repeated="1011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060</text:p>
          </table:table-cell>
          <table:table-cell office:value-type="string">
            <text:p>Muthadanga</text:p>
          </table:table-cell>
          <table:table-cell office:value-type="string">
            <text:p>Mohanpur</text:p>
          </table:table-cell>
          <table:table-cell office:value-type="float" office:value="0">
            <text:p>0</text:p>
          </table:table-cell>
          <table:table-cell office:value-type="float" office:value="1.25">
            <text:p>1.25</text:p>
          </table:table-cell>
          <table:table-cell office:value-type="float" office:value="1088.76">
            <text:p>1088.76</text:p>
          </table:table-cell>
          <table:table-cell office:value-type="float" office:value="0">
            <text:p>0</text:p>
          </table:table-cell>
          <table:table-cell/>
          <table:table-cell office:value-type="float" office:value="1.25">
            <text:p>1.25</text:p>
          </table:table-cell>
          <table:table-cell office:value-type="string">
            <text:p>Poor</text:p>
          </table:table-cell>
          <table:table-cell office:value-type="float" office:value="893">
            <text:p>893</text:p>
          </table:table-cell>
          <table:table-cell office:value-type="string">
            <text:p>T02</text:p>
          </table:table-cell>
          <table:table-cell table:number-columns-repeated="1011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061</text:p>
          </table:table-cell>
          <table:table-cell office:value-type="string">
            <text:p>Malaypur</text:p>
          </table:table-cell>
          <table:table-cell office:value-type="string">
            <text:p>Chack Behala</text:p>
          </table:table-cell>
          <table:table-cell office:value-type="float" office:value="0">
            <text:p>0</text:p>
          </table:table-cell>
          <table:table-cell office:value-type="float" office:value="3.5">
            <text:p>3.5</text:p>
          </table:table-cell>
          <table:table-cell office:value-type="float" office:value="4210.65">
            <text:p>4210.65</text:p>
          </table:table-cell>
          <table:table-cell office:value-type="float" office:value="0">
            <text:p>0</text:p>
          </table:table-cell>
          <table:table-cell/>
          <table:table-cell office:value-type="float" office:value="3.5">
            <text:p>3.5</text:p>
          </table:table-cell>
          <table:table-cell office:value-type="string">
            <text:p>Poor</text:p>
          </table:table-cell>
          <table:table-cell office:value-type="float" office:value="5331">
            <text:p>5331</text:p>
          </table:table-cell>
          <table:table-cell office:value-type="string">
            <text:p>T02</text:p>
          </table:table-cell>
          <table:table-cell table:number-columns-repeated="1011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062</text:p>
          </table:table-cell>
          <table:table-cell office:value-type="string">
            <text:p>Basulichak</text:p>
          </table:table-cell>
          <table:table-cell office:value-type="string">
            <text:p>Joteram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128.69">
            <text:p>3128.69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oor</text:p>
          </table:table-cell>
          <table:table-cell office:value-type="float" office:value="1289">
            <text:p>1289</text:p>
          </table:table-cell>
          <table:table-cell office:value-type="string">
            <text:p>T09</text:p>
          </table:table-cell>
          <table:table-cell table:number-columns-repeated="1011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063</text:p>
          </table:table-cell>
          <table:table-cell office:value-type="string">
            <text:p>Dihibayra</text:p>
          </table:table-cell>
          <table:table-cell office:value-type="string">
            <text:p>Hatbasantapur</text:p>
          </table:table-cell>
          <table:table-cell office:value-type="float" office:value="0">
            <text:p>0</text:p>
          </table:table-cell>
          <table:table-cell office:value-type="float" office:value="3.75">
            <text:p>3.75</text:p>
          </table:table-cell>
          <table:table-cell office:value-type="float" office:value="874.42">
            <text:p>874.42</text:p>
          </table:table-cell>
          <table:table-cell office:value-type="float" office:value="0">
            <text:p>0</text:p>
          </table:table-cell>
          <table:table-cell/>
          <table:table-cell office:value-type="float" office:value="3.75">
            <text:p>3.75</text:p>
          </table:table-cell>
          <table:table-cell office:value-type="string">
            <text:p>Poor</text:p>
          </table:table-cell>
          <table:table-cell office:value-type="float" office:value="496">
            <text:p>496</text:p>
          </table:table-cell>
          <table:table-cell office:value-type="string">
            <text:p>T03</text:p>
          </table:table-cell>
          <table:table-cell table:number-columns-repeated="1011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064</text:p>
          </table:table-cell>
          <table:table-cell office:value-type="string">
            <text:p>Narainpur</text:p>
          </table:table-cell>
          <table:table-cell office:value-type="string">
            <text:p>Bevku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59.71">
            <text:p>1659.7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oor</text:p>
          </table:table-cell>
          <table:table-cell office:value-type="float" office:value="2549">
            <text:p>2549</text:p>
          </table:table-cell>
          <table:table-cell office:value-type="string">
            <text:p>T08</text:p>
          </table:table-cell>
          <table:table-cell table:number-columns-repeated="1011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065</text:p>
          </table:table-cell>
          <table:table-cell office:value-type="string">
            <text:p>Joyrampur</text:p>
          </table:table-cell>
          <table:table-cell office:value-type="string">
            <text:p>Madhabpu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305.63">
            <text:p>3305.63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oor</text:p>
          </table:table-cell>
          <table:table-cell office:value-type="float" office:value="2972">
            <text:p>2972</text:p>
          </table:table-cell>
          <table:table-cell office:value-type="string">
            <text:p>T03</text:p>
          </table:table-cell>
          <table:table-cell table:number-columns-repeated="1011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066</text:p>
          </table:table-cell>
          <table:table-cell office:value-type="string">
            <text:p>SH7 Road</text:p>
          </table:table-cell>
          <table:table-cell office:value-type="string">
            <text:p>Bamsaamrel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624.51">
            <text:p>624.51</text:p>
          </table:table-cell>
          <table:table-cell office:value-type="float" office:value="0">
            <text:p>0</text:p>
          </table:table-cell>
          <table:table-cell/>
          <table:table-cell office:value-type="float" office:value="0.75">
            <text:p>0.75</text:p>
          </table:table-cell>
          <table:table-cell office:value-type="string">
            <text:p>Poor</text:p>
          </table:table-cell>
          <table:table-cell office:value-type="float" office:value="2242">
            <text:p>2242</text:p>
          </table:table-cell>
          <table:table-cell office:value-type="string">
            <text:p>T03</text:p>
          </table:table-cell>
          <table:table-cell table:number-columns-repeated="1011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067</text:p>
          </table:table-cell>
          <table:table-cell office:value-type="string">
            <text:p>Sahapur</text:p>
          </table:table-cell>
          <table:table-cell office:value-type="string">
            <text:p>Hamirbati</text:p>
          </table:table-cell>
          <table:table-cell office:value-type="float" office:value="0">
            <text:p>0</text:p>
          </table:table-cell>
          <table:table-cell office:value-type="float" office:value="1.75">
            <text:p>1.75</text:p>
          </table:table-cell>
          <table:table-cell office:value-type="float" office:value="1191.28">
            <text:p>1191.28</text:p>
          </table:table-cell>
          <table:table-cell office:value-type="float" office:value="0">
            <text:p>0</text:p>
          </table:table-cell>
          <table:table-cell/>
          <table:table-cell office:value-type="float" office:value="1.75">
            <text:p>1.75</text:p>
          </table:table-cell>
          <table:table-cell office:value-type="string">
            <text:p>Poor</text:p>
          </table:table-cell>
          <table:table-cell office:value-type="float" office:value="2504">
            <text:p>2504</text:p>
          </table:table-cell>
          <table:table-cell office:value-type="string">
            <text:p>T04</text:p>
          </table:table-cell>
          <table:table-cell table:number-columns-repeated="1011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068</text:p>
          </table:table-cell>
          <table:table-cell office:value-type="string">
            <text:p>Bulundi Gokardhar</text:p>
          </table:table-cell>
          <table:table-cell office:value-type="string">
            <text:p>Keledo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59.36">
            <text:p>1359.36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oor</text:p>
          </table:table-cell>
          <table:table-cell office:value-type="float" office:value="1343">
            <text:p>1343</text:p>
          </table:table-cell>
          <table:table-cell office:value-type="string">
            <text:p>T03</text:p>
          </table:table-cell>
          <table:table-cell table:number-columns-repeated="1011"/>
        </table:table-row>
      </table:table>
      <table:table table:name="habitation" table:style-name="ta1" table:print="false">
        <table:table-column table:style-name="co23" table:number-columns-repeated="2" table:default-cell-style-name="Default"/>
        <table:table-column table:style-name="co26" table:default-cell-style-name="Default"/>
        <table:table-column table:style-name="co23" table:number-columns-repeated="1021" table:default-cell-style-name="Default"/>
        <table:table-row table:style-name="ro1">
          <table:table-cell office:value-type="string">
            <text:p>ID,N,8,0</text:p>
          </table:table-cell>
          <table:table-cell office:value-type="string">
            <text:p>AREA_CODE,C,6</text:p>
          </table:table-cell>
          <table:table-cell office:value-type="string">
            <text:p>NAME,C,20</text:p>
          </table:table-cell>
          <table:table-cell office:value-type="string">
            <text:p>POPULATION,N,6,0</text:p>
          </table:table-cell>
          <table:table-cell office:value-type="string">
            <text:p>UC_C,C,2</text:p>
          </table:table-cell>
          <table:table-cell office:value-type="string">
            <text:p>ROAD_CODE,C,4</text:p>
          </table:table-cell>
          <table:table-cell office:value-type="string">
            <text:p>HEALTH,N,2,0</text:p>
          </table:table-cell>
          <table:table-cell office:value-type="string">
            <text:p>SCHOOL,N,2,0</text:p>
          </table:table-cell>
          <table:table-cell office:value-type="string">
            <text:p>MARKET,N,2,0</text:p>
          </table:table-cell>
          <table:table-cell office:value-type="string">
            <text:p>POP_WT,N,2,0</text:p>
          </table:table-cell>
          <table:table-cell office:value-type="string">
            <text:p>HEALT_WT,N,2,0</text:p>
          </table:table-cell>
          <table:table-cell office:value-type="string">
            <text:p>SCH_WT,N,2,0</text:p>
          </table:table-cell>
          <table:table-cell office:value-type="string">
            <text:p>MARK_WT,N,2,0</text:p>
          </table:table-cell>
          <table:table-cell office:value-type="string">
            <text:p>HINDEX,N,2,0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01</text:p>
          </table:table-cell>
          <table:table-cell office:value-type="string">
            <text:p>Bhabapur</text:p>
          </table:table-cell>
          <table:table-cell office:value-type="float" office:value="253">
            <text:p>253</text:p>
          </table:table-cell>
          <table:table-cell office:value-type="string">
            <text:p>UC</text:p>
          </table:table-cell>
          <table:table-cell office:value-type="string">
            <text:p>L04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02</text:p>
          </table:table-cell>
          <table:table-cell office:value-type="string">
            <text:p>Maminpur</text:p>
          </table:table-cell>
          <table:table-cell office:value-type="float" office:value="2037">
            <text:p>2037</text:p>
          </table:table-cell>
          <table:table-cell office:value-type="string">
            <text:p>C</text:p>
          </table:table-cell>
          <table:table-cell office:value-type="string">
            <text:p>T07</text:p>
          </table:table-cell>
          <table:table-cell table:number-columns-repeated="3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03</text:p>
          </table:table-cell>
          <table:table-cell office:value-type="string">
            <text:p>Paradra</text:p>
          </table:table-cell>
          <table:table-cell office:value-type="float" office:value="329">
            <text:p>329</text:p>
          </table:table-cell>
          <table:table-cell office:value-type="string">
            <text:p>UC</text:p>
          </table:table-cell>
          <table:table-cell office:value-type="string">
            <text:p>L041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04</text:p>
          </table:table-cell>
          <table:table-cell office:value-type="string">
            <text:p>Krithchandrapur</text:p>
          </table:table-cell>
          <table:table-cell office:value-type="float" office:value="1154">
            <text:p>1154</text:p>
          </table:table-cell>
          <table:table-cell office:value-type="string">
            <text:p>C</text:p>
          </table:table-cell>
          <table:table-cell office:value-type="string">
            <text:p>T07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05</text:p>
          </table:table-cell>
          <table:table-cell office:value-type="string">
            <text:p>Manodra</text:p>
          </table:table-cell>
          <table:table-cell office:value-type="float" office:value="1062">
            <text:p>1062</text:p>
          </table:table-cell>
          <table:table-cell office:value-type="string">
            <text:p>UC</text:p>
          </table:table-cell>
          <table:table-cell office:value-type="string">
            <text:p>T1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06</text:p>
          </table:table-cell>
          <table:table-cell office:value-type="string">
            <text:p>Dadanpur</text:p>
          </table:table-cell>
          <table:table-cell office:value-type="float" office:value="639">
            <text:p>639</text:p>
          </table:table-cell>
          <table:table-cell office:value-type="string">
            <text:p>UC</text:p>
          </table:table-cell>
          <table:table-cell office:value-type="string">
            <text:p>T1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07</text:p>
          </table:table-cell>
          <table:table-cell office:value-type="string">
            <text:p>Ghosh para</text:p>
          </table:table-cell>
          <table:table-cell office:value-type="float" office:value="1051">
            <text:p>1051</text:p>
          </table:table-cell>
          <table:table-cell office:value-type="string">
            <text:p>UC</text:p>
          </table:table-cell>
          <table:table-cell office:value-type="string">
            <text:p>T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08</text:p>
          </table:table-cell>
          <table:table-cell office:value-type="string">
            <text:p>Bagpara</text:p>
          </table:table-cell>
          <table:table-cell office:value-type="float" office:value="1010">
            <text:p>1010</text:p>
          </table:table-cell>
          <table:table-cell office:value-type="string">
            <text:p>UC</text:p>
          </table:table-cell>
          <table:table-cell office:value-type="string">
            <text:p>T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09</text:p>
          </table:table-cell>
          <table:table-cell office:value-type="string">
            <text:p>Daspara</text:p>
          </table:table-cell>
          <table:table-cell office:value-type="float" office:value="390">
            <text:p>390</text:p>
          </table:table-cell>
          <table:table-cell office:value-type="string">
            <text:p>UC</text:p>
          </table:table-cell>
          <table:table-cell office:value-type="string">
            <text:p>T1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10</text:p>
          </table:table-cell>
          <table:table-cell office:value-type="string">
            <text:p>Chandibati</text:p>
          </table:table-cell>
          <table:table-cell office:value-type="float" office:value="1550">
            <text:p>1550</text:p>
          </table:table-cell>
          <table:table-cell office:value-type="string">
            <text:p>C</text:p>
          </table:table-cell>
          <table:table-cell office:value-type="string">
            <text:p>L04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11</text:p>
          </table:table-cell>
          <table:table-cell office:value-type="string">
            <text:p>Donga bathan</text:p>
          </table:table-cell>
          <table:table-cell office:value-type="float" office:value="622">
            <text:p>622</text:p>
          </table:table-cell>
          <table:table-cell office:value-type="string">
            <text:p>UC</text:p>
          </table:table-cell>
          <table:table-cell office:value-type="string">
            <text:p>T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12</text:p>
          </table:table-cell>
          <table:table-cell office:value-type="string">
            <text:p>Yadpur</text:p>
          </table:table-cell>
          <table:table-cell office:value-type="float" office:value="1049">
            <text:p>1049</text:p>
          </table:table-cell>
          <table:table-cell office:value-type="string">
            <text:p>UC</text:p>
          </table:table-cell>
          <table:table-cell office:value-type="string">
            <text:p>T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13</text:p>
          </table:table-cell>
          <table:table-cell office:value-type="string">
            <text:p>Kapalic para</text:p>
          </table:table-cell>
          <table:table-cell office:value-type="float" office:value="1045">
            <text:p>1045</text:p>
          </table:table-cell>
          <table:table-cell office:value-type="string">
            <text:p>UC</text:p>
          </table:table-cell>
          <table:table-cell office:value-type="string">
            <text:p>T1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14</text:p>
          </table:table-cell>
          <table:table-cell office:value-type="string">
            <text:p>Duley para</text:p>
          </table:table-cell>
          <table:table-cell office:value-type="float" office:value="1046">
            <text:p>1046</text:p>
          </table:table-cell>
          <table:table-cell office:value-type="string">
            <text:p>UC</text:p>
          </table:table-cell>
          <table:table-cell office:value-type="string">
            <text:p>T1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15</text:p>
          </table:table-cell>
          <table:table-cell office:value-type="string">
            <text:p>Karmakarpara</text:p>
          </table:table-cell>
          <table:table-cell office:value-type="float" office:value="989">
            <text:p>989</text:p>
          </table:table-cell>
          <table:table-cell office:value-type="string">
            <text:p>UC</text:p>
          </table:table-cell>
          <table:table-cell office:value-type="string">
            <text:p>L04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16</text:p>
          </table:table-cell>
          <table:table-cell office:value-type="string">
            <text:p>Bramhanpara</text:p>
          </table:table-cell>
          <table:table-cell office:value-type="float" office:value="1011">
            <text:p>1011</text:p>
          </table:table-cell>
          <table:table-cell office:value-type="string">
            <text:p>UC</text:p>
          </table:table-cell>
          <table:table-cell office:value-type="string">
            <text:p>L04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17</text:p>
          </table:table-cell>
          <table:table-cell office:value-type="string">
            <text:p>Dhara para</text:p>
          </table:table-cell>
          <table:table-cell office:value-type="float" office:value="100">
            <text:p>100</text:p>
          </table:table-cell>
          <table:table-cell office:value-type="string">
            <text:p>UC</text:p>
          </table:table-cell>
          <table:table-cell office:value-type="string">
            <text:p>L04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18</text:p>
          </table:table-cell>
          <table:table-cell office:value-type="string">
            <text:p>Mandalpara</text:p>
          </table:table-cell>
          <table:table-cell office:value-type="float" office:value="1064">
            <text:p>1064</text:p>
          </table:table-cell>
          <table:table-cell office:value-type="string">
            <text:p>UC</text:p>
          </table:table-cell>
          <table:table-cell office:value-type="string">
            <text:p>T1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19</text:p>
          </table:table-cell>
          <table:table-cell office:value-type="string">
            <text:p>Chaudhurypara</text:p>
          </table:table-cell>
          <table:table-cell office:value-type="float" office:value="1395">
            <text:p>1395</text:p>
          </table:table-cell>
          <table:table-cell office:value-type="string">
            <text:p>UC</text:p>
          </table:table-cell>
          <table:table-cell office:value-type="string">
            <text:p>T1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20</text:p>
          </table:table-cell>
          <table:table-cell office:value-type="string">
            <text:p>Mollapara</text:p>
          </table:table-cell>
          <table:table-cell office:value-type="float" office:value="305">
            <text:p>305</text:p>
          </table:table-cell>
          <table:table-cell office:value-type="string">
            <text:p>UC</text:p>
          </table:table-cell>
          <table:table-cell office:value-type="string">
            <text:p>T1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21</text:p>
          </table:table-cell>
          <table:table-cell office:value-type="string">
            <text:p>Benga Uttarpara</text:p>
          </table:table-cell>
          <table:table-cell office:value-type="float" office:value="1043">
            <text:p>1043</text:p>
          </table:table-cell>
          <table:table-cell office:value-type="string">
            <text:p>UC</text:p>
          </table:table-cell>
          <table:table-cell office:value-type="string">
            <text:p>T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22</text:p>
          </table:table-cell>
          <table:table-cell office:value-type="string">
            <text:p>Benga Dhaksinpara</text:p>
          </table:table-cell>
          <table:table-cell office:value-type="float" office:value="1200">
            <text:p>1200</text:p>
          </table:table-cell>
          <table:table-cell office:value-type="string">
            <text:p>UC</text:p>
          </table:table-cell>
          <table:table-cell office:value-type="string">
            <text:p>T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23</text:p>
          </table:table-cell>
          <table:table-cell office:value-type="string">
            <text:p>Chakjalal</text:p>
          </table:table-cell>
          <table:table-cell office:value-type="float" office:value="1681">
            <text:p>1681</text:p>
          </table:table-cell>
          <table:table-cell office:value-type="string">
            <text:p>UC</text:p>
          </table:table-cell>
          <table:table-cell office:value-type="string">
            <text:p>L053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24</text:p>
          </table:table-cell>
          <table:table-cell office:value-type="string">
            <text:p>Chakmadan</text:p>
          </table:table-cell>
          <table:table-cell office:value-type="float" office:value="497">
            <text:p>497</text:p>
          </table:table-cell>
          <table:table-cell office:value-type="string">
            <text:p>UC</text:p>
          </table:table-cell>
          <table:table-cell office:value-type="string">
            <text:p>L05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25</text:p>
          </table:table-cell>
          <table:table-cell office:value-type="string">
            <text:p>Rohitchak</text:p>
          </table:table-cell>
          <table:table-cell office:value-type="float" office:value="629">
            <text:p>629</text:p>
          </table:table-cell>
          <table:table-cell office:value-type="string">
            <text:p>UC</text:p>
          </table:table-cell>
          <table:table-cell office:value-type="string">
            <text:p>L0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26</text:p>
          </table:table-cell>
          <table:table-cell office:value-type="string">
            <text:p>Bora</text:p>
          </table:table-cell>
          <table:table-cell office:value-type="float" office:value="727">
            <text:p>727</text:p>
          </table:table-cell>
          <table:table-cell office:value-type="string">
            <text:p>UC</text:p>
          </table:table-cell>
          <table:table-cell office:value-type="string">
            <text:p>T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27</text:p>
          </table:table-cell>
          <table:table-cell office:value-type="string">
            <text:p>Kurui</text:p>
          </table:table-cell>
          <table:table-cell office:value-type="float" office:value="1867">
            <text:p>1867</text:p>
          </table:table-cell>
          <table:table-cell office:value-type="string">
            <text:p>UC</text:p>
          </table:table-cell>
          <table:table-cell office:value-type="string">
            <text:p>T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28</text:p>
          </table:table-cell>
          <table:table-cell office:value-type="string">
            <text:p>Golta</text:p>
          </table:table-cell>
          <table:table-cell office:value-type="float" office:value="1205">
            <text:p>1205</text:p>
          </table:table-cell>
          <table:table-cell office:value-type="string">
            <text:p>UC</text:p>
          </table:table-cell>
          <table:table-cell office:value-type="string">
            <text:p>T1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29</text:p>
          </table:table-cell>
          <table:table-cell office:value-type="string">
            <text:p>Chak chamrul</text:p>
          </table:table-cell>
          <table:table-cell office:value-type="float" office:value="712">
            <text:p>712</text:p>
          </table:table-cell>
          <table:table-cell office:value-type="string">
            <text:p>C</text:p>
          </table:table-cell>
          <table:table-cell office:value-type="string">
            <text:p>L04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30</text:p>
          </table:table-cell>
          <table:table-cell office:value-type="string">
            <text:p>Teghari</text:p>
          </table:table-cell>
          <table:table-cell office:value-type="float" office:value="863">
            <text:p>863</text:p>
          </table:table-cell>
          <table:table-cell office:value-type="string">
            <text:p>UC</text:p>
          </table:table-cell>
          <table:table-cell office:value-type="string">
            <text:p>L051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31</text:p>
          </table:table-cell>
          <table:table-cell office:value-type="string">
            <text:p>Paschim Shibpur</text:p>
          </table:table-cell>
          <table:table-cell office:value-type="float" office:value="498">
            <text:p>498</text:p>
          </table:table-cell>
          <table:table-cell office:value-type="string">
            <text:p>C</text:p>
          </table:table-cell>
          <table:table-cell office:value-type="string">
            <text:p>L04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32</text:p>
          </table:table-cell>
          <table:table-cell office:value-type="string">
            <text:p>Parbatichak</text:p>
          </table:table-cell>
          <table:table-cell office:value-type="float" office:value="289">
            <text:p>289</text:p>
          </table:table-cell>
          <table:table-cell office:value-type="string">
            <text:p>C</text:p>
          </table:table-cell>
          <table:table-cell office:value-type="string">
            <text:p>T0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33</text:p>
          </table:table-cell>
          <table:table-cell office:value-type="string">
            <text:p>Paharchak</text:p>
          </table:table-cell>
          <table:table-cell office:value-type="float" office:value="144">
            <text:p>144</text:p>
          </table:table-cell>
          <table:table-cell office:value-type="string">
            <text:p>UC</text:p>
          </table:table-cell>
          <table:table-cell office:value-type="string">
            <text:p>L05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34</text:p>
          </table:table-cell>
          <table:table-cell office:value-type="string">
            <text:p>Chandsit</text:p>
          </table:table-cell>
          <table:table-cell office:value-type="float" office:value="252">
            <text:p>252</text:p>
          </table:table-cell>
          <table:table-cell office:value-type="string">
            <text:p>UC</text:p>
          </table:table-cell>
          <table:table-cell office:value-type="string">
            <text:p>L05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35</text:p>
          </table:table-cell>
          <table:table-cell office:value-type="string">
            <text:p>Mahespur</text:p>
          </table:table-cell>
          <table:table-cell office:value-type="float" office:value="1106">
            <text:p>1106</text:p>
          </table:table-cell>
          <table:table-cell office:value-type="string">
            <text:p>UC</text:p>
          </table:table-cell>
          <table:table-cell office:value-type="string">
            <text:p>T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36</text:p>
          </table:table-cell>
          <table:table-cell office:value-type="string">
            <text:p>Bhargakhetri para</text:p>
          </table:table-cell>
          <table:table-cell office:value-type="float" office:value="1067">
            <text:p>1067</text:p>
          </table:table-cell>
          <table:table-cell office:value-type="string">
            <text:p>UC</text:p>
          </table:table-cell>
          <table:table-cell office:value-type="string">
            <text:p>L066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37</text:p>
          </table:table-cell>
          <table:table-cell office:value-type="string">
            <text:p>Uttar Pan para</text:p>
          </table:table-cell>
          <table:table-cell office:value-type="float" office:value="1175">
            <text:p>1175</text:p>
          </table:table-cell>
          <table:table-cell office:value-type="string">
            <text:p>UC</text:p>
          </table:table-cell>
          <table:table-cell office:value-type="string">
            <text:p>L0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38</text:p>
          </table:table-cell>
          <table:table-cell office:value-type="string">
            <text:p>Ghosh para</text:p>
          </table:table-cell>
          <table:table-cell office:value-type="float" office:value="1025">
            <text:p>1025</text:p>
          </table:table-cell>
          <table:table-cell office:value-type="string">
            <text:p>UC</text:p>
          </table:table-cell>
          <table:table-cell office:value-type="string">
            <text:p>T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39</text:p>
          </table:table-cell>
          <table:table-cell office:value-type="string">
            <text:p>Bamsa Amrel</text:p>
          </table:table-cell>
          <table:table-cell office:value-type="float" office:value="324">
            <text:p>324</text:p>
          </table:table-cell>
          <table:table-cell office:value-type="string">
            <text:p>UC</text:p>
          </table:table-cell>
          <table:table-cell office:value-type="string">
            <text:p>L06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40</text:p>
          </table:table-cell>
          <table:table-cell office:value-type="string">
            <text:p>Jayrampur</text:p>
          </table:table-cell>
          <table:table-cell office:value-type="float" office:value="1148">
            <text:p>1148</text:p>
          </table:table-cell>
          <table:table-cell office:value-type="string">
            <text:p>C</text:p>
          </table:table-cell>
          <table:table-cell office:value-type="string">
            <text:p>T0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41</text:p>
          </table:table-cell>
          <table:table-cell office:value-type="string">
            <text:p>Gopinathpur</text:p>
          </table:table-cell>
          <table:table-cell office:value-type="float" office:value="665">
            <text:p>665</text:p>
          </table:table-cell>
          <table:table-cell office:value-type="string">
            <text:p>C</text:p>
          </table:table-cell>
          <table:table-cell office:value-type="string">
            <text:p>T0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42</text:p>
          </table:table-cell>
          <table:table-cell office:value-type="string">
            <text:p>Keledona</text:p>
          </table:table-cell>
          <table:table-cell office:value-type="float" office:value="1343">
            <text:p>1343</text:p>
          </table:table-cell>
          <table:table-cell office:value-type="string">
            <text:p>UC</text:p>
          </table:table-cell>
          <table:table-cell office:value-type="string">
            <text:p>L0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43</text:p>
          </table:table-cell>
          <table:table-cell office:value-type="string">
            <text:p>Kulbeyra</text:p>
          </table:table-cell>
          <table:table-cell office:value-type="float" office:value="496">
            <text:p>496</text:p>
          </table:table-cell>
          <table:table-cell office:value-type="string">
            <text:p>UC</text:p>
          </table:table-cell>
          <table:table-cell office:value-type="string">
            <text:p>L06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44</text:p>
          </table:table-cell>
          <table:table-cell office:value-type="string">
            <text:p>Raghunathpur</text:p>
          </table:table-cell>
          <table:table-cell office:value-type="float" office:value="444">
            <text:p>444</text:p>
          </table:table-cell>
          <table:table-cell office:value-type="string">
            <text:p>UC</text:p>
          </table:table-cell>
          <table:table-cell office:value-type="string">
            <text:p>L05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45</text:p>
          </table:table-cell>
          <table:table-cell office:value-type="string">
            <text:p>Kasthadahi</text:p>
          </table:table-cell>
          <table:table-cell office:value-type="float" office:value="897">
            <text:p>897</text:p>
          </table:table-cell>
          <table:table-cell office:value-type="string">
            <text:p>UC</text:p>
          </table:table-cell>
          <table:table-cell office:value-type="string">
            <text:p>T0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46</text:p>
          </table:table-cell>
          <table:table-cell office:value-type="string">
            <text:p>BhargakhetriPara</text:p>
          </table:table-cell>
          <table:table-cell office:value-type="float" office:value="1002">
            <text:p>1002</text:p>
          </table:table-cell>
          <table:table-cell office:value-type="string">
            <text:p>UC</text:p>
          </table:table-cell>
          <table:table-cell office:value-type="string">
            <text:p>T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R047</text:p>
          </table:table-cell>
          <table:table-cell office:value-type="string">
            <text:p>Muslim para</text:p>
          </table:table-cell>
          <table:table-cell office:value-type="float" office:value="1321">
            <text:p>1321</text:p>
          </table:table-cell>
          <table:table-cell office:value-type="string">
            <text:p>UC</text:p>
          </table:table-cell>
          <table:table-cell office:value-type="string">
            <text:p>T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48</text:p>
          </table:table-cell>
          <table:table-cell office:value-type="string">
            <text:p>Tellipara</text:p>
          </table:table-cell>
          <table:table-cell office:value-type="float" office:value="579">
            <text:p>579</text:p>
          </table:table-cell>
          <table:table-cell office:value-type="string">
            <text:p>UC</text:p>
          </table:table-cell>
          <table:table-cell office:value-type="string">
            <text:p>T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49</text:p>
          </table:table-cell>
          <table:table-cell office:value-type="string">
            <text:p>Uttarnarayanpur</text:p>
          </table:table-cell>
          <table:table-cell office:value-type="float" office:value="2007">
            <text:p>2007</text:p>
          </table:table-cell>
          <table:table-cell office:value-type="string">
            <text:p>UC</text:p>
          </table:table-cell>
          <table:table-cell office:value-type="string">
            <text:p>T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50</text:p>
          </table:table-cell>
          <table:table-cell office:value-type="string">
            <text:p>Behala</text:p>
          </table:table-cell>
          <table:table-cell office:value-type="float" office:value="443">
            <text:p>443</text:p>
          </table:table-cell>
          <table:table-cell office:value-type="string">
            <text:p>C</text:p>
          </table:table-cell>
          <table:table-cell office:value-type="string">
            <text:p>T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51</text:p>
          </table:table-cell>
          <table:table-cell office:value-type="string">
            <text:p>Sarkar para</text:p>
          </table:table-cell>
          <table:table-cell office:value-type="float" office:value="1020">
            <text:p>1020</text:p>
          </table:table-cell>
          <table:table-cell office:value-type="string">
            <text:p>C</text:p>
          </table:table-cell>
          <table:table-cell office:value-type="string">
            <text:p>T0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52</text:p>
          </table:table-cell>
          <table:table-cell office:value-type="string">
            <text:p>Esan Para</text:p>
          </table:table-cell>
          <table:table-cell office:value-type="float" office:value="1010">
            <text:p>1010</text:p>
          </table:table-cell>
          <table:table-cell office:value-type="string">
            <text:p>UC</text:p>
          </table:table-cell>
          <table:table-cell office:value-type="string">
            <text:p>L061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53</text:p>
          </table:table-cell>
          <table:table-cell office:value-type="string">
            <text:p>Karmakar Para</text:p>
          </table:table-cell>
          <table:table-cell office:value-type="float" office:value="1013">
            <text:p>1013</text:p>
          </table:table-cell>
          <table:table-cell office:value-type="string">
            <text:p>UC</text:p>
          </table:table-cell>
          <table:table-cell office:value-type="string">
            <text:p>L06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54</text:p>
          </table:table-cell>
          <table:table-cell office:value-type="string">
            <text:p>Tettulia</text:p>
          </table:table-cell>
          <table:table-cell office:value-type="float" office:value="1014">
            <text:p>1014</text:p>
          </table:table-cell>
          <table:table-cell office:value-type="string">
            <text:p>UC</text:p>
          </table:table-cell>
          <table:table-cell office:value-type="string">
            <text:p>L061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55</text:p>
          </table:table-cell>
          <table:table-cell office:value-type="string">
            <text:p>Khachari para</text:p>
          </table:table-cell>
          <table:table-cell office:value-type="float" office:value="1006">
            <text:p>1006</text:p>
          </table:table-cell>
          <table:table-cell office:value-type="string">
            <text:p>C</text:p>
          </table:table-cell>
          <table:table-cell office:value-type="string">
            <text:p>T0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56</text:p>
          </table:table-cell>
          <table:table-cell office:value-type="string">
            <text:p>Sastipur</text:p>
          </table:table-cell>
          <table:table-cell office:value-type="float" office:value="529">
            <text:p>529</text:p>
          </table:table-cell>
          <table:table-cell office:value-type="string">
            <text:p>C</text:p>
          </table:table-cell>
          <table:table-cell office:value-type="string">
            <text:p>T0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57</text:p>
          </table:table-cell>
          <table:table-cell office:value-type="string">
            <text:p>Chakfazil Uttar</text:p>
          </table:table-cell>
          <table:table-cell office:value-type="float" office:value="866">
            <text:p>866</text:p>
          </table:table-cell>
          <table:table-cell office:value-type="string">
            <text:p>UC</text:p>
          </table:table-cell>
          <table:table-cell office:value-type="string">
            <text:p>L0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58</text:p>
          </table:table-cell>
          <table:table-cell office:value-type="string">
            <text:p>Rasulpur uttar</text:p>
          </table:table-cell>
          <table:table-cell office:value-type="float" office:value="1830">
            <text:p>1830</text:p>
          </table:table-cell>
          <table:table-cell office:value-type="string">
            <text:p>UC</text:p>
          </table:table-cell>
          <table:table-cell office:value-type="string">
            <text:p>L04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59</text:p>
          </table:table-cell>
          <table:table-cell office:value-type="string">
            <text:p>Sekhpur</text:p>
          </table:table-cell>
          <table:table-cell office:value-type="float" office:value="852">
            <text:p>852</text:p>
          </table:table-cell>
          <table:table-cell office:value-type="string">
            <text:p>UC</text:p>
          </table:table-cell>
          <table:table-cell office:value-type="string">
            <text:p>L04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60</text:p>
          </table:table-cell>
          <table:table-cell office:value-type="string">
            <text:p>Chak Ahmed</text:p>
          </table:table-cell>
          <table:table-cell office:value-type="float" office:value="835">
            <text:p>835</text:p>
          </table:table-cell>
          <table:table-cell office:value-type="string">
            <text:p>UC</text:p>
          </table:table-cell>
          <table:table-cell office:value-type="string">
            <text:p>L0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61</text:p>
          </table:table-cell>
          <table:table-cell office:value-type="string">
            <text:p>Tala</text:p>
          </table:table-cell>
          <table:table-cell office:value-type="float" office:value="997">
            <text:p>997</text:p>
          </table:table-cell>
          <table:table-cell office:value-type="string">
            <text:p>UC</text:p>
          </table:table-cell>
          <table:table-cell office:value-type="string">
            <text:p>L04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62</text:p>
          </table:table-cell>
          <table:table-cell office:value-type="string">
            <text:p>Bachhanari</text:p>
          </table:table-cell>
          <table:table-cell office:value-type="float" office:value="1850">
            <text:p>1850</text:p>
          </table:table-cell>
          <table:table-cell office:value-type="string">
            <text:p>UC</text:p>
          </table:table-cell>
          <table:table-cell office:value-type="string">
            <text:p>L0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63</text:p>
          </table:table-cell>
          <table:table-cell office:value-type="string">
            <text:p>Fatepur</text:p>
          </table:table-cell>
          <table:table-cell office:value-type="float" office:value="524">
            <text:p>524</text:p>
          </table:table-cell>
          <table:table-cell office:value-type="string">
            <text:p>UC</text:p>
          </table:table-cell>
          <table:table-cell office:value-type="string">
            <text:p>L04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64</text:p>
          </table:table-cell>
          <table:table-cell office:value-type="string">
            <text:p>Purbaharipur</text:p>
          </table:table-cell>
          <table:table-cell office:value-type="float" office:value="1481">
            <text:p>1481</text:p>
          </table:table-cell>
          <table:table-cell office:value-type="string">
            <text:p>UC</text:p>
          </table:table-cell>
          <table:table-cell office:value-type="string">
            <text:p>L021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65</text:p>
          </table:table-cell>
          <table:table-cell office:value-type="string">
            <text:p>Ghargohal</text:p>
          </table:table-cell>
          <table:table-cell office:value-type="float" office:value="1769">
            <text:p>1769</text:p>
          </table:table-cell>
          <table:table-cell office:value-type="string">
            <text:p>UC</text:p>
          </table:table-cell>
          <table:table-cell office:value-type="string">
            <text:p>L02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66</text:p>
          </table:table-cell>
          <table:table-cell office:value-type="string">
            <text:p>Balia</text:p>
          </table:table-cell>
          <table:table-cell office:value-type="float" office:value="1804">
            <text:p>1804</text:p>
          </table:table-cell>
          <table:table-cell office:value-type="string">
            <text:p>C</text:p>
          </table:table-cell>
          <table:table-cell office:value-type="string">
            <text:p>T01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67</text:p>
          </table:table-cell>
          <table:table-cell office:value-type="string">
            <text:p>Chakbensia</text:p>
          </table:table-cell>
          <table:table-cell office:value-type="float" office:value="1139">
            <text:p>1139</text:p>
          </table:table-cell>
          <table:table-cell office:value-type="string">
            <text:p>UC</text:p>
          </table:table-cell>
          <table:table-cell office:value-type="string">
            <text:p>T0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68</text:p>
          </table:table-cell>
          <table:table-cell office:value-type="string">
            <text:p>Banamalipur</text:p>
          </table:table-cell>
          <table:table-cell office:value-type="float" office:value="1187">
            <text:p>1187</text:p>
          </table:table-cell>
          <table:table-cell office:value-type="string">
            <text:p>C</text:p>
          </table:table-cell>
          <table:table-cell office:value-type="string">
            <text:p>T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69</text:p>
          </table:table-cell>
          <table:table-cell office:value-type="string">
            <text:p>Dhasksin para</text:p>
          </table:table-cell>
          <table:table-cell office:value-type="float" office:value="1094">
            <text:p>1094</text:p>
          </table:table-cell>
          <table:table-cell office:value-type="string">
            <text:p>UC</text:p>
          </table:table-cell>
          <table:table-cell office:value-type="string">
            <text:p>L05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70</text:p>
          </table:table-cell>
          <table:table-cell office:value-type="string">
            <text:p>Konear para</text:p>
          </table:table-cell>
          <table:table-cell office:value-type="float" office:value="1105">
            <text:p>1105</text:p>
          </table:table-cell>
          <table:table-cell office:value-type="string">
            <text:p>UC</text:p>
          </table:table-cell>
          <table:table-cell office:value-type="string">
            <text:p>L0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71</text:p>
          </table:table-cell>
          <table:table-cell office:value-type="string">
            <text:p>Uttarpara</text:p>
          </table:table-cell>
          <table:table-cell office:value-type="float" office:value="1055">
            <text:p>1055</text:p>
          </table:table-cell>
          <table:table-cell office:value-type="string">
            <text:p>UC</text:p>
          </table:table-cell>
          <table:table-cell office:value-type="string">
            <text:p>L05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72</text:p>
          </table:table-cell>
          <table:table-cell office:value-type="string">
            <text:p>Fakirdanga</text:p>
          </table:table-cell>
          <table:table-cell office:value-type="float" office:value="1050">
            <text:p>1050</text:p>
          </table:table-cell>
          <table:table-cell office:value-type="string">
            <text:p>UC</text:p>
          </table:table-cell>
          <table:table-cell office:value-type="string">
            <text:p>T0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73</text:p>
          </table:table-cell>
          <table:table-cell office:value-type="string">
            <text:p>Chandpara</text:p>
          </table:table-cell>
          <table:table-cell office:value-type="float" office:value="1179">
            <text:p>1179</text:p>
          </table:table-cell>
          <table:table-cell office:value-type="string">
            <text:p>UC</text:p>
          </table:table-cell>
          <table:table-cell office:value-type="string">
            <text:p>L05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74</text:p>
          </table:table-cell>
          <table:table-cell office:value-type="string">
            <text:p>Kailaschak</text:p>
          </table:table-cell>
          <table:table-cell office:value-type="float" office:value="1021">
            <text:p>1021</text:p>
          </table:table-cell>
          <table:table-cell office:value-type="string">
            <text:p>UC</text:p>
          </table:table-cell>
          <table:table-cell office:value-type="string">
            <text:p>T0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75</text:p>
          </table:table-cell>
          <table:table-cell office:value-type="string">
            <text:p>Uttarpara</text:p>
          </table:table-cell>
          <table:table-cell office:value-type="float" office:value="1250">
            <text:p>1250</text:p>
          </table:table-cell>
          <table:table-cell office:value-type="string">
            <text:p>UC</text:p>
          </table:table-cell>
          <table:table-cell office:value-type="string">
            <text:p>L05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76</text:p>
          </table:table-cell>
          <table:table-cell office:value-type="string">
            <text:p>Samanta para</text:p>
          </table:table-cell>
          <table:table-cell office:value-type="float" office:value="150">
            <text:p>150</text:p>
          </table:table-cell>
          <table:table-cell office:value-type="string">
            <text:p>UC</text:p>
          </table:table-cell>
          <table:table-cell office:value-type="string">
            <text:p>T0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77</text:p>
          </table:table-cell>
          <table:table-cell office:value-type="string">
            <text:p>Chak Behala</text:p>
          </table:table-cell>
          <table:table-cell office:value-type="float" office:value="443">
            <text:p>443</text:p>
          </table:table-cell>
          <table:table-cell office:value-type="string">
            <text:p>UC</text:p>
          </table:table-cell>
          <table:table-cell office:value-type="string">
            <text:p>L0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78</text:p>
          </table:table-cell>
          <table:table-cell office:value-type="string">
            <text:p>Uttarpara</text:p>
          </table:table-cell>
          <table:table-cell office:value-type="float" office:value="1193">
            <text:p>1193</text:p>
          </table:table-cell>
          <table:table-cell office:value-type="string">
            <text:p>UC</text:p>
          </table:table-cell>
          <table:table-cell office:value-type="string">
            <text:p>L06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79</text:p>
          </table:table-cell>
          <table:table-cell office:value-type="string">
            <text:p>Dhaksinpara</text:p>
          </table:table-cell>
          <table:table-cell office:value-type="float" office:value="1101">
            <text:p>1101</text:p>
          </table:table-cell>
          <table:table-cell office:value-type="string">
            <text:p>UC</text:p>
          </table:table-cell>
          <table:table-cell office:value-type="string">
            <text:p>L061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80</text:p>
          </table:table-cell>
          <table:table-cell office:value-type="string">
            <text:p>Kasigare</text:p>
          </table:table-cell>
          <table:table-cell office:value-type="float" office:value="132">
            <text:p>132</text:p>
          </table:table-cell>
          <table:table-cell office:value-type="string">
            <text:p>UC</text:p>
          </table:table-cell>
          <table:table-cell office:value-type="string">
            <text:p>T0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81</text:p>
          </table:table-cell>
          <table:table-cell office:value-type="string">
            <text:p>Barui para</text:p>
          </table:table-cell>
          <table:table-cell office:value-type="float" office:value="1040">
            <text:p>1040</text:p>
          </table:table-cell>
          <table:table-cell office:value-type="string">
            <text:p>UC</text:p>
          </table:table-cell>
          <table:table-cell office:value-type="string">
            <text:p>T0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82</text:p>
          </table:table-cell>
          <table:table-cell office:value-type="string">
            <text:p>Goalapara</text:p>
          </table:table-cell>
          <table:table-cell office:value-type="float" office:value="100">
            <text:p>100</text:p>
          </table:table-cell>
          <table:table-cell office:value-type="string">
            <text:p>UC</text:p>
          </table:table-cell>
          <table:table-cell office:value-type="string">
            <text:p>T0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83</text:p>
          </table:table-cell>
          <table:table-cell office:value-type="string">
            <text:p>Musalman para</text:p>
          </table:table-cell>
          <table:table-cell office:value-type="float" office:value="1045">
            <text:p>1045</text:p>
          </table:table-cell>
          <table:table-cell office:value-type="string">
            <text:p>UC</text:p>
          </table:table-cell>
          <table:table-cell office:value-type="string">
            <text:p>T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84</text:p>
          </table:table-cell>
          <table:table-cell office:value-type="string">
            <text:p>Purbapara</text:p>
          </table:table-cell>
          <table:table-cell office:value-type="float" office:value="1049">
            <text:p>1049</text:p>
          </table:table-cell>
          <table:table-cell office:value-type="string">
            <text:p>UC</text:p>
          </table:table-cell>
          <table:table-cell office:value-type="string">
            <text:p>L06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85</text:p>
          </table:table-cell>
          <table:table-cell office:value-type="string">
            <text:p>Paschimpara</text:p>
          </table:table-cell>
          <table:table-cell office:value-type="float" office:value="1500">
            <text:p>1500</text:p>
          </table:table-cell>
          <table:table-cell office:value-type="string">
            <text:p>UC</text:p>
          </table:table-cell>
          <table:table-cell office:value-type="string">
            <text:p>L06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86</text:p>
          </table:table-cell>
          <table:table-cell office:value-type="string">
            <text:p>Jasapur</text:p>
          </table:table-cell>
          <table:table-cell office:value-type="float" office:value="331">
            <text:p>331</text:p>
          </table:table-cell>
          <table:table-cell office:value-type="string">
            <text:p>UC</text:p>
          </table:table-cell>
          <table:table-cell office:value-type="string">
            <text:p>L05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87</text:p>
          </table:table-cell>
          <table:table-cell office:value-type="string">
            <text:p>Chakanar</text:p>
          </table:table-cell>
          <table:table-cell office:value-type="float" office:value="105">
            <text:p>105</text:p>
          </table:table-cell>
          <table:table-cell office:value-type="string">
            <text:p>UC</text:p>
          </table:table-cell>
          <table:table-cell office:value-type="string">
            <text:p>L04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88</text:p>
          </table:table-cell>
          <table:table-cell office:value-type="string">
            <text:p>Gharai para</text:p>
          </table:table-cell>
          <table:table-cell office:value-type="float" office:value="1009">
            <text:p>1009</text:p>
          </table:table-cell>
          <table:table-cell office:value-type="string">
            <text:p>C</text:p>
          </table:table-cell>
          <table:table-cell office:value-type="string">
            <text:p>T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89</text:p>
          </table:table-cell>
          <table:table-cell office:value-type="string">
            <text:p>Hari para</text:p>
          </table:table-cell>
          <table:table-cell office:value-type="float" office:value="1198">
            <text:p>1198</text:p>
          </table:table-cell>
          <table:table-cell office:value-type="string">
            <text:p>UC</text:p>
          </table:table-cell>
          <table:table-cell office:value-type="string">
            <text:p>L02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90</text:p>
          </table:table-cell>
          <table:table-cell office:value-type="string">
            <text:p>Malpara</text:p>
          </table:table-cell>
          <table:table-cell office:value-type="float" office:value="1002">
            <text:p>1002</text:p>
          </table:table-cell>
          <table:table-cell office:value-type="string">
            <text:p>UC</text:p>
          </table:table-cell>
          <table:table-cell office:value-type="string">
            <text:p>L02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R091</text:p>
          </table:table-cell>
          <table:table-cell office:value-type="string">
            <text:p>Saha para</text:p>
          </table:table-cell>
          <table:table-cell office:value-type="float" office:value="1025">
            <text:p>1025</text:p>
          </table:table-cell>
          <table:table-cell office:value-type="string">
            <text:p>C</text:p>
          </table:table-cell>
          <table:table-cell office:value-type="string">
            <text:p>T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92</text:p>
          </table:table-cell>
          <table:table-cell office:value-type="string">
            <text:p>Moyra para</text:p>
          </table:table-cell>
          <table:table-cell office:value-type="float" office:value="1175">
            <text:p>1175</text:p>
          </table:table-cell>
          <table:table-cell office:value-type="string">
            <text:p>UC</text:p>
          </table:table-cell>
          <table:table-cell office:value-type="string">
            <text:p>L0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93</text:p>
          </table:table-cell>
          <table:table-cell office:value-type="string">
            <text:p>Bene para</text:p>
          </table:table-cell>
          <table:table-cell office:value-type="float" office:value="1205">
            <text:p>1205</text:p>
          </table:table-cell>
          <table:table-cell office:value-type="string">
            <text:p>UC</text:p>
          </table:table-cell>
          <table:table-cell office:value-type="string">
            <text:p>L02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94</text:p>
          </table:table-cell>
          <table:table-cell office:value-type="string">
            <text:p>Kaji para</text:p>
          </table:table-cell>
          <table:table-cell office:value-type="float" office:value="1005">
            <text:p>1005</text:p>
          </table:table-cell>
          <table:table-cell office:value-type="string">
            <text:p>UC</text:p>
          </table:table-cell>
          <table:table-cell office:value-type="string">
            <text:p>L02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95</text:p>
          </table:table-cell>
          <table:table-cell office:value-type="string">
            <text:p>Malik para</text:p>
          </table:table-cell>
          <table:table-cell office:value-type="float" office:value="1250">
            <text:p>1250</text:p>
          </table:table-cell>
          <table:table-cell office:value-type="string">
            <text:p>UC</text:p>
          </table:table-cell>
          <table:table-cell office:value-type="string">
            <text:p>L02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96</text:p>
          </table:table-cell>
          <table:table-cell office:value-type="string">
            <text:p>Brahaman para</text:p>
          </table:table-cell>
          <table:table-cell office:value-type="float" office:value="1054">
            <text:p>1054</text:p>
          </table:table-cell>
          <table:table-cell office:value-type="string">
            <text:p>UC</text:p>
          </table:table-cell>
          <table:table-cell office:value-type="string">
            <text:p>L02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97</text:p>
          </table:table-cell>
          <table:table-cell office:value-type="string">
            <text:p>Sayer para</text:p>
          </table:table-cell>
          <table:table-cell office:value-type="float" office:value="1200">
            <text:p>1200</text:p>
          </table:table-cell>
          <table:table-cell office:value-type="string">
            <text:p>UC</text:p>
          </table:table-cell>
          <table:table-cell office:value-type="string">
            <text:p>L02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98</text:p>
          </table:table-cell>
          <table:table-cell office:value-type="string">
            <text:p>Asanpur</text:p>
          </table:table-cell>
          <table:table-cell office:value-type="float" office:value="2254">
            <text:p>2254</text:p>
          </table:table-cell>
          <table:table-cell office:value-type="string">
            <text:p>UC</text:p>
          </table:table-cell>
          <table:table-cell office:value-type="string">
            <text:p>L055</text:p>
          </table:table-cell>
          <table:table-cell table:number-columns-repeated="3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099</text:p>
          </table:table-cell>
          <table:table-cell office:value-type="string">
            <text:p>Mazaffarpur</text:p>
          </table:table-cell>
          <table:table-cell office:value-type="float" office:value="762">
            <text:p>762</text:p>
          </table:table-cell>
          <table:table-cell office:value-type="string">
            <text:p>UC</text:p>
          </table:table-cell>
          <table:table-cell office:value-type="string">
            <text:p>L04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00</text:p>
          </table:table-cell>
          <table:table-cell office:value-type="string">
            <text:p>Purba Krishanapur</text:p>
          </table:table-cell>
          <table:table-cell office:value-type="float" office:value="3058">
            <text:p>3058</text:p>
          </table:table-cell>
          <table:table-cell office:value-type="string">
            <text:p>UC</text:p>
          </table:table-cell>
          <table:table-cell office:value-type="string">
            <text:p>L024</text:p>
          </table:table-cell>
          <table:table-cell table:number-columns-repeated="3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01</text:p>
          </table:table-cell>
          <table:table-cell office:value-type="string">
            <text:p>Purba Shibpur</text:p>
          </table:table-cell>
          <table:table-cell office:value-type="float" office:value="100">
            <text:p>100</text:p>
          </table:table-cell>
          <table:table-cell office:value-type="string">
            <text:p>UC</text:p>
          </table:table-cell>
          <table:table-cell office:value-type="string">
            <text:p>T14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02</text:p>
          </table:table-cell>
          <table:table-cell office:value-type="string">
            <text:p>Koley Para</text:p>
          </table:table-cell>
          <table:table-cell office:value-type="float" office:value="1156">
            <text:p>1156</text:p>
          </table:table-cell>
          <table:table-cell office:value-type="string">
            <text:p>UC</text:p>
          </table:table-cell>
          <table:table-cell office:value-type="string">
            <text:p>T14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03</text:p>
          </table:table-cell>
          <table:table-cell office:value-type="string">
            <text:p>Bargakhetria para</text:p>
          </table:table-cell>
          <table:table-cell office:value-type="float" office:value="1244">
            <text:p>1244</text:p>
          </table:table-cell>
          <table:table-cell office:value-type="string">
            <text:p>C</text:p>
          </table:table-cell>
          <table:table-cell office:value-type="string">
            <text:p>T0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R104</text:p>
          </table:table-cell>
          <table:table-cell office:value-type="string">
            <text:p>Sen para</text:p>
          </table:table-cell>
          <table:table-cell office:value-type="float" office:value="86">
            <text:p>86</text:p>
          </table:table-cell>
          <table:table-cell office:value-type="string">
            <text:p>UC</text:p>
          </table:table-cell>
          <table:table-cell office:value-type="string">
            <text:p>T14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05</text:p>
          </table:table-cell>
          <table:table-cell office:value-type="string">
            <text:p>Sarali</text:p>
          </table:table-cell>
          <table:table-cell office:value-type="float" office:value="1117">
            <text:p>1117</text:p>
          </table:table-cell>
          <table:table-cell office:value-type="string">
            <text:p>C</text:p>
          </table:table-cell>
          <table:table-cell office:value-type="string">
            <text:p>T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06</text:p>
          </table:table-cell>
          <table:table-cell office:value-type="string">
            <text:p>Surir para</text:p>
          </table:table-cell>
          <table:table-cell office:value-type="float" office:value="1053">
            <text:p>1053</text:p>
          </table:table-cell>
          <table:table-cell office:value-type="string">
            <text:p>C</text:p>
          </table:table-cell>
          <table:table-cell office:value-type="string">
            <text:p>T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07</text:p>
          </table:table-cell>
          <table:table-cell office:value-type="string">
            <text:p>Muthadanga</text:p>
          </table:table-cell>
          <table:table-cell office:value-type="float" office:value="1020">
            <text:p>1020</text:p>
          </table:table-cell>
          <table:table-cell office:value-type="string">
            <text:p>C</text:p>
          </table:table-cell>
          <table:table-cell office:value-type="string">
            <text:p>T08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08</text:p>
          </table:table-cell>
          <table:table-cell office:value-type="string">
            <text:p>Brahaman para</text:p>
          </table:table-cell>
          <table:table-cell office:value-type="float" office:value="1030">
            <text:p>1030</text:p>
          </table:table-cell>
          <table:table-cell office:value-type="string">
            <text:p>C</text:p>
          </table:table-cell>
          <table:table-cell office:value-type="string">
            <text:p>T08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09</text:p>
          </table:table-cell>
          <table:table-cell office:value-type="string">
            <text:p>Duley para</text:p>
          </table:table-cell>
          <table:table-cell office:value-type="float" office:value="1005">
            <text:p>1005</text:p>
          </table:table-cell>
          <table:table-cell office:value-type="string">
            <text:p>UC</text:p>
          </table:table-cell>
          <table:table-cell office:value-type="string">
            <text:p>L0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10</text:p>
          </table:table-cell>
          <table:table-cell office:value-type="string">
            <text:p>Simultalla</text:p>
          </table:table-cell>
          <table:table-cell office:value-type="float" office:value="1015">
            <text:p>1015</text:p>
          </table:table-cell>
          <table:table-cell office:value-type="string">
            <text:p>UC</text:p>
          </table:table-cell>
          <table:table-cell office:value-type="string">
            <text:p>L02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11</text:p>
          </table:table-cell>
          <table:table-cell office:value-type="string">
            <text:p>Khumbhakar para</text:p>
          </table:table-cell>
          <table:table-cell office:value-type="float" office:value="1010">
            <text:p>1010</text:p>
          </table:table-cell>
          <table:table-cell office:value-type="string">
            <text:p>UC</text:p>
          </table:table-cell>
          <table:table-cell office:value-type="string">
            <text:p>L02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12</text:p>
          </table:table-cell>
          <table:table-cell office:value-type="string">
            <text:p>Duttabati</text:p>
          </table:table-cell>
          <table:table-cell office:value-type="float" office:value="1020">
            <text:p>1020</text:p>
          </table:table-cell>
          <table:table-cell office:value-type="string">
            <text:p>UC</text:p>
          </table:table-cell>
          <table:table-cell office:value-type="string">
            <text:p>L0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13</text:p>
          </table:table-cell>
          <table:table-cell office:value-type="string">
            <text:p>Patiatambandh</text:p>
          </table:table-cell>
          <table:table-cell office:value-type="float" office:value="989">
            <text:p>989</text:p>
          </table:table-cell>
          <table:table-cell office:value-type="string">
            <text:p>UC</text:p>
          </table:table-cell>
          <table:table-cell office:value-type="string">
            <text:p>L027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14</text:p>
          </table:table-cell>
          <table:table-cell office:value-type="string">
            <text:p>Kanadighi</text:p>
          </table:table-cell>
          <table:table-cell office:value-type="float" office:value="1011">
            <text:p>1011</text:p>
          </table:table-cell>
          <table:table-cell office:value-type="string">
            <text:p>UC</text:p>
          </table:table-cell>
          <table:table-cell office:value-type="string">
            <text:p>L0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R115</text:p>
          </table:table-cell>
          <table:table-cell office:value-type="string">
            <text:p>Muslim para</text:p>
          </table:table-cell>
          <table:table-cell office:value-type="float" office:value="1013">
            <text:p>1013</text:p>
          </table:table-cell>
          <table:table-cell office:value-type="string">
            <text:p>UC</text:p>
          </table:table-cell>
          <table:table-cell office:value-type="string">
            <text:p>L0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16</text:p>
          </table:table-cell>
          <table:table-cell office:value-type="string">
            <text:p>Malik pukur</text:p>
          </table:table-cell>
          <table:table-cell office:value-type="float" office:value="1039">
            <text:p>1039</text:p>
          </table:table-cell>
          <table:table-cell office:value-type="string">
            <text:p>C</text:p>
          </table:table-cell>
          <table:table-cell office:value-type="string">
            <text:p>T0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17</text:p>
          </table:table-cell>
          <table:table-cell office:value-type="string">
            <text:p>Kumarpara</text:p>
          </table:table-cell>
          <table:table-cell office:value-type="float" office:value="1165">
            <text:p>1165</text:p>
          </table:table-cell>
          <table:table-cell office:value-type="string">
            <text:p>C</text:p>
          </table:table-cell>
          <table:table-cell office:value-type="string">
            <text:p>T0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18</text:p>
          </table:table-cell>
          <table:table-cell office:value-type="string">
            <text:p>Susni Para</text:p>
          </table:table-cell>
          <table:table-cell office:value-type="float" office:value="430">
            <text:p>430</text:p>
          </table:table-cell>
          <table:table-cell office:value-type="string">
            <text:p>C</text:p>
          </table:table-cell>
          <table:table-cell office:value-type="string">
            <text:p>T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19</text:p>
          </table:table-cell>
          <table:table-cell office:value-type="string">
            <text:p>Hat Basantapur</text:p>
          </table:table-cell>
          <table:table-cell office:value-type="float" office:value="2652">
            <text:p>2652</text:p>
          </table:table-cell>
          <table:table-cell office:value-type="string">
            <text:p>UC</text:p>
          </table:table-cell>
          <table:table-cell office:value-type="string">
            <text:p>T1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20</text:p>
          </table:table-cell>
          <table:table-cell office:value-type="string">
            <text:p>Mohanpur</text:p>
          </table:table-cell>
          <table:table-cell office:value-type="float" office:value="893">
            <text:p>893</text:p>
          </table:table-cell>
          <table:table-cell office:value-type="string">
            <text:p>UC</text:p>
          </table:table-cell>
          <table:table-cell office:value-type="string">
            <text:p>L06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21</text:p>
          </table:table-cell>
          <table:table-cell office:value-type="string">
            <text:p>Rajhati</text:p>
          </table:table-cell>
          <table:table-cell office:value-type="float" office:value="567">
            <text:p>567</text:p>
          </table:table-cell>
          <table:table-cell office:value-type="string">
            <text:p>UC</text:p>
          </table:table-cell>
          <table:table-cell office:value-type="string">
            <text:p>T1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22</text:p>
          </table:table-cell>
          <table:table-cell office:value-type="string">
            <text:p>Balarampur</text:p>
          </table:table-cell>
          <table:table-cell office:value-type="float" office:value="1271">
            <text:p>1271</text:p>
          </table:table-cell>
          <table:table-cell office:value-type="string">
            <text:p>UC</text:p>
          </table:table-cell>
          <table:table-cell office:value-type="string">
            <text:p>T1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23</text:p>
          </table:table-cell>
          <table:table-cell office:value-type="string">
            <text:p>Satpur</text:p>
          </table:table-cell>
          <table:table-cell office:value-type="float" office:value="859">
            <text:p>859</text:p>
          </table:table-cell>
          <table:table-cell office:value-type="string">
            <text:p>UC</text:p>
          </table:table-cell>
          <table:table-cell office:value-type="string">
            <text:p>L0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24</text:p>
          </table:table-cell>
          <table:table-cell office:value-type="string">
            <text:p>Krishanabati</text:p>
          </table:table-cell>
          <table:table-cell office:value-type="float" office:value="689">
            <text:p>689</text:p>
          </table:table-cell>
          <table:table-cell office:value-type="string">
            <text:p>UC</text:p>
          </table:table-cell>
          <table:table-cell office:value-type="string">
            <text:p>L06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25</text:p>
          </table:table-cell>
          <table:table-cell office:value-type="string">
            <text:p>Ajoypur</text:p>
          </table:table-cell>
          <table:table-cell office:value-type="float" office:value="776">
            <text:p>776</text:p>
          </table:table-cell>
          <table:table-cell office:value-type="string">
            <text:p>UC</text:p>
          </table:table-cell>
          <table:table-cell office:value-type="string">
            <text:p>T0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26</text:p>
          </table:table-cell>
          <table:table-cell office:value-type="string">
            <text:p>Chandchak</text:p>
          </table:table-cell>
          <table:table-cell office:value-type="float" office:value="409">
            <text:p>409</text:p>
          </table:table-cell>
          <table:table-cell office:value-type="string">
            <text:p>UC</text:p>
          </table:table-cell>
          <table:table-cell office:value-type="string">
            <text:p>T0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27</text:p>
          </table:table-cell>
          <table:table-cell office:value-type="string">
            <text:p>Bauripara</text:p>
          </table:table-cell>
          <table:table-cell office:value-type="float" office:value="500">
            <text:p>500</text:p>
          </table:table-cell>
          <table:table-cell office:value-type="string">
            <text:p>UC</text:p>
          </table:table-cell>
          <table:table-cell office:value-type="string">
            <text:p>L0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28</text:p>
          </table:table-cell>
          <table:table-cell office:value-type="string">
            <text:p>Koley pukur</text:p>
          </table:table-cell>
          <table:table-cell office:value-type="float" office:value="1271">
            <text:p>1271</text:p>
          </table:table-cell>
          <table:table-cell office:value-type="string">
            <text:p>UC</text:p>
          </table:table-cell>
          <table:table-cell office:value-type="string">
            <text:p>L05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29</text:p>
          </table:table-cell>
          <table:table-cell office:value-type="string">
            <text:p>Malik para</text:p>
          </table:table-cell>
          <table:table-cell office:value-type="float" office:value="800">
            <text:p>800</text:p>
          </table:table-cell>
          <table:table-cell office:value-type="string">
            <text:p>UC</text:p>
          </table:table-cell>
          <table:table-cell office:value-type="string">
            <text:p>L05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30</text:p>
          </table:table-cell>
          <table:table-cell office:value-type="string">
            <text:p>Mubarakpur</text:p>
          </table:table-cell>
          <table:table-cell office:value-type="float" office:value="999">
            <text:p>999</text:p>
          </table:table-cell>
          <table:table-cell office:value-type="string">
            <text:p>C</text:p>
          </table:table-cell>
          <table:table-cell office:value-type="string">
            <text:p>T0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31</text:p>
          </table:table-cell>
          <table:table-cell office:value-type="string">
            <text:p>Hazra bagan</text:p>
          </table:table-cell>
          <table:table-cell office:value-type="float" office:value="995">
            <text:p>995</text:p>
          </table:table-cell>
          <table:table-cell office:value-type="string">
            <text:p>UC</text:p>
          </table:table-cell>
          <table:table-cell office:value-type="string">
            <text:p>L039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32</text:p>
          </table:table-cell>
          <table:table-cell office:value-type="string">
            <text:p>Dumdumpati</text:p>
          </table:table-cell>
          <table:table-cell office:value-type="float" office:value="89">
            <text:p>89</text:p>
          </table:table-cell>
          <table:table-cell office:value-type="string">
            <text:p>UC</text:p>
          </table:table-cell>
          <table:table-cell office:value-type="string">
            <text:p>L03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33</text:p>
          </table:table-cell>
          <table:table-cell office:value-type="string">
            <text:p>Salepur</text:p>
          </table:table-cell>
          <table:table-cell office:value-type="float" office:value="1105">
            <text:p>1105</text:p>
          </table:table-cell>
          <table:table-cell office:value-type="string">
            <text:p>UC</text:p>
          </table:table-cell>
          <table:table-cell office:value-type="string">
            <text:p>L03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34</text:p>
          </table:table-cell>
          <table:table-cell office:value-type="string">
            <text:p>Manikpara Uttar</text:p>
          </table:table-cell>
          <table:table-cell office:value-type="float" office:value="1017">
            <text:p>1017</text:p>
          </table:table-cell>
          <table:table-cell office:value-type="string">
            <text:p>UC</text:p>
          </table:table-cell>
          <table:table-cell office:value-type="string">
            <text:p>L0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35</text:p>
          </table:table-cell>
          <table:table-cell office:value-type="string">
            <text:p>Manikpara Purba</text:p>
          </table:table-cell>
          <table:table-cell office:value-type="float" office:value="1235">
            <text:p>1235</text:p>
          </table:table-cell>
          <table:table-cell office:value-type="string">
            <text:p>UC</text:p>
          </table:table-cell>
          <table:table-cell office:value-type="string">
            <text:p>L0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36</text:p>
          </table:table-cell>
          <table:table-cell office:value-type="string">
            <text:p>Manikpara Dakshin</text:p>
          </table:table-cell>
          <table:table-cell office:value-type="float" office:value="1265">
            <text:p>1265</text:p>
          </table:table-cell>
          <table:table-cell office:value-type="string">
            <text:p>UC</text:p>
          </table:table-cell>
          <table:table-cell office:value-type="string">
            <text:p>L0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37</text:p>
          </table:table-cell>
          <table:table-cell office:value-type="string">
            <text:p>Partar para</text:p>
          </table:table-cell>
          <table:table-cell office:value-type="float" office:value="307">
            <text:p>307</text:p>
          </table:table-cell>
          <table:table-cell office:value-type="string">
            <text:p>UC</text:p>
          </table:table-cell>
          <table:table-cell office:value-type="string">
            <text:p>L0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38</text:p>
          </table:table-cell>
          <table:table-cell office:value-type="string">
            <text:p>Paschim pur</text:p>
          </table:table-cell>
          <table:table-cell office:value-type="float" office:value="991">
            <text:p>991</text:p>
          </table:table-cell>
          <table:table-cell office:value-type="string">
            <text:p>UC</text:p>
          </table:table-cell>
          <table:table-cell office:value-type="string">
            <text:p>L03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39</text:p>
          </table:table-cell>
          <table:table-cell office:value-type="string">
            <text:p>Hazra para</text:p>
          </table:table-cell>
          <table:table-cell office:value-type="float" office:value="975">
            <text:p>975</text:p>
          </table:table-cell>
          <table:table-cell office:value-type="string">
            <text:p>UC</text:p>
          </table:table-cell>
          <table:table-cell office:value-type="string">
            <text:p>L03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40</text:p>
          </table:table-cell>
          <table:table-cell office:value-type="string">
            <text:p>Dey para</text:p>
          </table:table-cell>
          <table:table-cell office:value-type="float" office:value="467">
            <text:p>467</text:p>
          </table:table-cell>
          <table:table-cell office:value-type="string">
            <text:p>UC</text:p>
          </table:table-cell>
          <table:table-cell office:value-type="string">
            <text:p>L03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41</text:p>
          </table:table-cell>
          <table:table-cell office:value-type="string">
            <text:p>Baradangal</text:p>
          </table:table-cell>
          <table:table-cell office:value-type="float" office:value="925">
            <text:p>925</text:p>
          </table:table-cell>
          <table:table-cell office:value-type="string">
            <text:p>UC</text:p>
          </table:table-cell>
          <table:table-cell office:value-type="string">
            <text:p>L0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42</text:p>
          </table:table-cell>
          <table:table-cell office:value-type="string">
            <text:p>Dakshin Sekhpur</text:p>
          </table:table-cell>
          <table:table-cell office:value-type="float" office:value="156">
            <text:p>156</text:p>
          </table:table-cell>
          <table:table-cell office:value-type="string">
            <text:p>UC</text:p>
          </table:table-cell>
          <table:table-cell office:value-type="string">
            <text:p>L03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43</text:p>
          </table:table-cell>
          <table:table-cell office:value-type="string">
            <text:p>Uttarpara</text:p>
          </table:table-cell>
          <table:table-cell office:value-type="float" office:value="1022">
            <text:p>1022</text:p>
          </table:table-cell>
          <table:table-cell office:value-type="string">
            <text:p>UC</text:p>
          </table:table-cell>
          <table:table-cell office:value-type="string">
            <text:p>L03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44</text:p>
          </table:table-cell>
          <table:table-cell office:value-type="string">
            <text:p>Dhaksinpara</text:p>
          </table:table-cell>
          <table:table-cell office:value-type="float" office:value="1030">
            <text:p>1030</text:p>
          </table:table-cell>
          <table:table-cell office:value-type="string">
            <text:p>UC</text:p>
          </table:table-cell>
          <table:table-cell office:value-type="string">
            <text:p>L036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45</text:p>
          </table:table-cell>
          <table:table-cell office:value-type="string">
            <text:p>Atpur</text:p>
          </table:table-cell>
          <table:table-cell office:value-type="float" office:value="421">
            <text:p>421</text:p>
          </table:table-cell>
          <table:table-cell office:value-type="string">
            <text:p>UC</text:p>
          </table:table-cell>
          <table:table-cell office:value-type="string">
            <text:p>L0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46</text:p>
          </table:table-cell>
          <table:table-cell office:value-type="string">
            <text:p>Berabere</text:p>
          </table:table-cell>
          <table:table-cell office:value-type="float" office:value="1118">
            <text:p>1118</text:p>
          </table:table-cell>
          <table:table-cell office:value-type="string">
            <text:p>UC</text:p>
          </table:table-cell>
          <table:table-cell office:value-type="string">
            <text:p>L0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47</text:p>
          </table:table-cell>
          <table:table-cell office:value-type="string">
            <text:p>Dharkundu Uttar</text:p>
          </table:table-cell>
          <table:table-cell office:value-type="float" office:value="1325">
            <text:p>1325</text:p>
          </table:table-cell>
          <table:table-cell office:value-type="string">
            <text:p>UC</text:p>
          </table:table-cell>
          <table:table-cell office:value-type="string">
            <text:p>L034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48</text:p>
          </table:table-cell>
          <table:table-cell office:value-type="string">
            <text:p>Dhaksin</text:p>
          </table:table-cell>
          <table:table-cell office:value-type="float" office:value="1175">
            <text:p>1175</text:p>
          </table:table-cell>
          <table:table-cell office:value-type="string">
            <text:p>UC</text:p>
          </table:table-cell>
          <table:table-cell office:value-type="string">
            <text:p>L03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49</text:p>
          </table:table-cell>
          <table:table-cell office:value-type="string">
            <text:p>Purba</text:p>
          </table:table-cell>
          <table:table-cell office:value-type="float" office:value="1002">
            <text:p>1002</text:p>
          </table:table-cell>
          <table:table-cell office:value-type="string">
            <text:p>UC</text:p>
          </table:table-cell>
          <table:table-cell office:value-type="string">
            <text:p>L03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50</text:p>
          </table:table-cell>
          <table:table-cell office:value-type="string">
            <text:p>Beraber</text:p>
          </table:table-cell>
          <table:table-cell office:value-type="float" office:value="1298">
            <text:p>1298</text:p>
          </table:table-cell>
          <table:table-cell office:value-type="string">
            <text:p>UC</text:p>
          </table:table-cell>
          <table:table-cell office:value-type="string">
            <text:p>L03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51</text:p>
          </table:table-cell>
          <table:table-cell office:value-type="string">
            <text:p>Mondalpara</text:p>
          </table:table-cell>
          <table:table-cell office:value-type="float" office:value="600">
            <text:p>600</text:p>
          </table:table-cell>
          <table:table-cell office:value-type="string">
            <text:p>UC</text:p>
          </table:table-cell>
          <table:table-cell office:value-type="string">
            <text:p>L03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0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R152</text:p>
          </table:table-cell>
          <table:table-cell office:value-type="string">
            <text:p>Jana para</text:p>
          </table:table-cell>
          <table:table-cell office:value-type="float" office:value="550">
            <text:p>550</text:p>
          </table:table-cell>
          <table:table-cell office:value-type="string">
            <text:p>UC</text:p>
          </table:table-cell>
          <table:table-cell office:value-type="string">
            <text:p>L03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53</text:p>
          </table:table-cell>
          <table:table-cell office:value-type="string">
            <text:p>Faterchak</text:p>
          </table:table-cell>
          <table:table-cell office:value-type="float" office:value="452">
            <text:p>452</text:p>
          </table:table-cell>
          <table:table-cell office:value-type="string">
            <text:p>UC</text:p>
          </table:table-cell>
          <table:table-cell office:value-type="string">
            <text:p>L03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54</text:p>
          </table:table-cell>
          <table:table-cell office:value-type="string">
            <text:p>Dongal</text:p>
          </table:table-cell>
          <table:table-cell office:value-type="float" office:value="1369">
            <text:p>1369</text:p>
          </table:table-cell>
          <table:table-cell office:value-type="string">
            <text:p>UC</text:p>
          </table:table-cell>
          <table:table-cell office:value-type="string">
            <text:p>L03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55</text:p>
          </table:table-cell>
          <table:table-cell office:value-type="string">
            <text:p>Ratanpur</text:p>
          </table:table-cell>
          <table:table-cell office:value-type="float" office:value="1042">
            <text:p>1042</text:p>
          </table:table-cell>
          <table:table-cell office:value-type="string">
            <text:p>C</text:p>
          </table:table-cell>
          <table:table-cell office:value-type="string">
            <text:p>T0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56</text:p>
          </table:table-cell>
          <table:table-cell office:value-type="string">
            <text:p>Tatarchak</text:p>
          </table:table-cell>
          <table:table-cell office:value-type="float" office:value="621">
            <text:p>621</text:p>
          </table:table-cell>
          <table:table-cell office:value-type="string">
            <text:p>C</text:p>
          </table:table-cell>
          <table:table-cell office:value-type="string">
            <text:p>T06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57</text:p>
          </table:table-cell>
          <table:table-cell office:value-type="string">
            <text:p>Helarchak</text:p>
          </table:table-cell>
          <table:table-cell office:value-type="float" office:value="496">
            <text:p>496</text:p>
          </table:table-cell>
          <table:table-cell office:value-type="string">
            <text:p>UC</text:p>
          </table:table-cell>
          <table:table-cell office:value-type="string">
            <text:p>T11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58</text:p>
          </table:table-cell>
          <table:table-cell office:value-type="string">
            <text:p>Hari para</text:p>
          </table:table-cell>
          <table:table-cell office:value-type="float" office:value="1002">
            <text:p>1002</text:p>
          </table:table-cell>
          <table:table-cell office:value-type="string">
            <text:p>UC</text:p>
          </table:table-cell>
          <table:table-cell office:value-type="string">
            <text:p>T0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59</text:p>
          </table:table-cell>
          <table:table-cell office:value-type="string">
            <text:p>Bargakhatripara</text:p>
          </table:table-cell>
          <table:table-cell office:value-type="float" office:value="1031">
            <text:p>1031</text:p>
          </table:table-cell>
          <table:table-cell office:value-type="string">
            <text:p>UC</text:p>
          </table:table-cell>
          <table:table-cell office:value-type="string">
            <text:p>T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60</text:p>
          </table:table-cell>
          <table:table-cell office:value-type="string">
            <text:p>Gaurhati</text:p>
          </table:table-cell>
          <table:table-cell office:value-type="float" office:value="479">
            <text:p>479</text:p>
          </table:table-cell>
          <table:table-cell office:value-type="string">
            <text:p>UC</text:p>
          </table:table-cell>
          <table:table-cell office:value-type="string">
            <text:p>T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61</text:p>
          </table:table-cell>
          <table:table-cell office:value-type="string">
            <text:p>Subhaypur</text:p>
          </table:table-cell>
          <table:table-cell office:value-type="float" office:value="498">
            <text:p>498</text:p>
          </table:table-cell>
          <table:table-cell office:value-type="string">
            <text:p>UC</text:p>
          </table:table-cell>
          <table:table-cell office:value-type="string">
            <text:p>L0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62</text:p>
          </table:table-cell>
          <table:table-cell office:value-type="string">
            <text:p>Kharal</text:p>
          </table:table-cell>
          <table:table-cell office:value-type="float" office:value="1153">
            <text:p>1153</text:p>
          </table:table-cell>
          <table:table-cell office:value-type="string">
            <text:p>UC</text:p>
          </table:table-cell>
          <table:table-cell office:value-type="string">
            <text:p>T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63</text:p>
          </table:table-cell>
          <table:table-cell office:value-type="string">
            <text:p>Paisara</text:p>
          </table:table-cell>
          <table:table-cell office:value-type="float" office:value="666">
            <text:p>666</text:p>
          </table:table-cell>
          <table:table-cell office:value-type="string">
            <text:p>UC</text:p>
          </table:table-cell>
          <table:table-cell office:value-type="string">
            <text:p>T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64</text:p>
          </table:table-cell>
          <table:table-cell office:value-type="string">
            <text:p>Gouri</text:p>
          </table:table-cell>
          <table:table-cell office:value-type="float" office:value="1044">
            <text:p>1044</text:p>
          </table:table-cell>
          <table:table-cell office:value-type="string">
            <text:p>UC</text:p>
          </table:table-cell>
          <table:table-cell office:value-type="string">
            <text:p>L05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65</text:p>
          </table:table-cell>
          <table:table-cell office:value-type="string">
            <text:p>Beurgram</text:p>
          </table:table-cell>
          <table:table-cell office:value-type="float" office:value="1128">
            <text:p>1128</text:p>
          </table:table-cell>
          <table:table-cell office:value-type="string">
            <text:p>UC</text:p>
          </table:table-cell>
          <table:table-cell office:value-type="string">
            <text:p>L05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66</text:p>
          </table:table-cell>
          <table:table-cell office:value-type="string">
            <text:p>Khorbalarurchak</text:p>
          </table:table-cell>
          <table:table-cell office:value-type="float" office:value="428">
            <text:p>428</text:p>
          </table:table-cell>
          <table:table-cell office:value-type="string">
            <text:p>UC</text:p>
          </table:table-cell>
          <table:table-cell office:value-type="string">
            <text:p>T0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67</text:p>
          </table:table-cell>
          <table:table-cell office:value-type="string">
            <text:p>Mahishgot</text:p>
          </table:table-cell>
          <table:table-cell office:value-type="float" office:value="876">
            <text:p>876</text:p>
          </table:table-cell>
          <table:table-cell office:value-type="string">
            <text:p>UC</text:p>
          </table:table-cell>
          <table:table-cell office:value-type="string">
            <text:p>T1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68</text:p>
          </table:table-cell>
          <table:table-cell office:value-type="string">
            <text:p>Basulichak</text:p>
          </table:table-cell>
          <table:table-cell office:value-type="float" office:value="948">
            <text:p>948</text:p>
          </table:table-cell>
          <table:table-cell office:value-type="string">
            <text:p>UC</text:p>
          </table:table-cell>
          <table:table-cell office:value-type="string">
            <text:p>T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69</text:p>
          </table:table-cell>
          <table:table-cell office:value-type="string">
            <text:p>Sonagachhi</text:p>
          </table:table-cell>
          <table:table-cell office:value-type="float" office:value="354">
            <text:p>354</text:p>
          </table:table-cell>
          <table:table-cell office:value-type="string">
            <text:p>UC</text:p>
          </table:table-cell>
          <table:table-cell office:value-type="string">
            <text:p>T0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70</text:p>
          </table:table-cell>
          <table:table-cell office:value-type="string">
            <text:p>Dhaksin para</text:p>
          </table:table-cell>
          <table:table-cell office:value-type="float" office:value="1283">
            <text:p>1283</text:p>
          </table:table-cell>
          <table:table-cell office:value-type="string">
            <text:p>UC</text:p>
          </table:table-cell>
          <table:table-cell office:value-type="string">
            <text:p>T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71</text:p>
          </table:table-cell>
          <table:table-cell office:value-type="string">
            <text:p>Golpukur</text:p>
          </table:table-cell>
          <table:table-cell office:value-type="float" office:value="985">
            <text:p>985</text:p>
          </table:table-cell>
          <table:table-cell office:value-type="string">
            <text:p>UC</text:p>
          </table:table-cell>
          <table:table-cell office:value-type="string">
            <text:p>L06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72</text:p>
          </table:table-cell>
          <table:table-cell office:value-type="string">
            <text:p>Purbapara</text:p>
          </table:table-cell>
          <table:table-cell office:value-type="float" office:value="115">
            <text:p>115</text:p>
          </table:table-cell>
          <table:table-cell office:value-type="string">
            <text:p>UC</text:p>
          </table:table-cell>
          <table:table-cell office:value-type="string">
            <text:p>L06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73</text:p>
          </table:table-cell>
          <table:table-cell office:value-type="string">
            <text:p>Ranhat</text:p>
          </table:table-cell>
          <table:table-cell office:value-type="float" office:value="997">
            <text:p>997</text:p>
          </table:table-cell>
          <table:table-cell office:value-type="string">
            <text:p>UC</text:p>
          </table:table-cell>
          <table:table-cell office:value-type="string">
            <text:p>T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74</text:p>
          </table:table-cell>
          <table:table-cell office:value-type="string">
            <text:p>Joteram</text:p>
          </table:table-cell>
          <table:table-cell office:value-type="float" office:value="251">
            <text:p>251</text:p>
          </table:table-cell>
          <table:table-cell office:value-type="string">
            <text:p>UC</text:p>
          </table:table-cell>
          <table:table-cell office:value-type="string">
            <text:p>L06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75</text:p>
          </table:table-cell>
          <table:table-cell office:value-type="string">
            <text:p>Hamirbati</text:p>
          </table:table-cell>
          <table:table-cell office:value-type="float" office:value="1553">
            <text:p>1553</text:p>
          </table:table-cell>
          <table:table-cell office:value-type="string">
            <text:p>UC</text:p>
          </table:table-cell>
          <table:table-cell office:value-type="string">
            <text:p>L067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76</text:p>
          </table:table-cell>
          <table:table-cell office:value-type="string">
            <text:p>Krishna Ballabhpur</text:p>
          </table:table-cell>
          <table:table-cell office:value-type="float" office:value="951">
            <text:p>951</text:p>
          </table:table-cell>
          <table:table-cell office:value-type="string">
            <text:p>UC</text:p>
          </table:table-cell>
          <table:table-cell office:value-type="string">
            <text:p>L067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77</text:p>
          </table:table-cell>
          <table:table-cell office:value-type="string">
            <text:p>Panpit</text:p>
          </table:table-cell>
          <table:table-cell office:value-type="float" office:value="2192">
            <text:p>2192</text:p>
          </table:table-cell>
          <table:table-cell office:value-type="string">
            <text:p>C</text:p>
          </table:table-cell>
          <table:table-cell office:value-type="string">
            <text:p>T0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78</text:p>
          </table:table-cell>
          <table:table-cell office:value-type="string">
            <text:p>Sahapur</text:p>
          </table:table-cell>
          <table:table-cell office:value-type="float" office:value="1265">
            <text:p>1265</text:p>
          </table:table-cell>
          <table:table-cell office:value-type="string">
            <text:p>C</text:p>
          </table:table-cell>
          <table:table-cell office:value-type="string">
            <text:p>T0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79</text:p>
          </table:table-cell>
          <table:table-cell office:value-type="string">
            <text:p>Dakshin Rasulpur</text:p>
          </table:table-cell>
          <table:table-cell office:value-type="float" office:value="2599">
            <text:p>2599</text:p>
          </table:table-cell>
          <table:table-cell office:value-type="string">
            <text:p>C</text:p>
          </table:table-cell>
          <table:table-cell office:value-type="string">
            <text:p>T0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1010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R180</text:p>
          </table:table-cell>
          <table:table-cell office:value-type="string">
            <text:p>Tirol</text:p>
          </table:table-cell>
          <table:table-cell office:value-type="float" office:value="801">
            <text:p>801</text:p>
          </table:table-cell>
          <table:table-cell office:value-type="string">
            <text:p>UC</text:p>
          </table:table-cell>
          <table:table-cell office:value-type="string">
            <text:p>L056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81</text:p>
          </table:table-cell>
          <table:table-cell office:value-type="string">
            <text:p>Shyamgram</text:p>
          </table:table-cell>
          <table:table-cell office:value-type="float" office:value="2125">
            <text:p>2125</text:p>
          </table:table-cell>
          <table:table-cell office:value-type="string">
            <text:p>UC</text:p>
          </table:table-cell>
          <table:table-cell office:value-type="string">
            <text:p>L0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82</text:p>
          </table:table-cell>
          <table:table-cell office:value-type="string">
            <text:p>Arunbera</text:p>
          </table:table-cell>
          <table:table-cell office:value-type="float" office:value="1352">
            <text:p>1352</text:p>
          </table:table-cell>
          <table:table-cell office:value-type="string">
            <text:p>UC</text:p>
          </table:table-cell>
          <table:table-cell office:value-type="string">
            <text:p>L0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83</text:p>
          </table:table-cell>
          <table:table-cell office:value-type="string">
            <text:p>Golamichak</text:p>
          </table:table-cell>
          <table:table-cell office:value-type="float" office:value="846">
            <text:p>846</text:p>
          </table:table-cell>
          <table:table-cell office:value-type="string">
            <text:p>C</text:p>
          </table:table-cell>
          <table:table-cell office:value-type="string">
            <text:p>T0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84</text:p>
          </table:table-cell>
          <table:table-cell office:value-type="string">
            <text:p>Amgram</text:p>
          </table:table-cell>
          <table:table-cell office:value-type="float" office:value="1343">
            <text:p>1343</text:p>
          </table:table-cell>
          <table:table-cell office:value-type="string">
            <text:p>UC</text:p>
          </table:table-cell>
          <table:table-cell office:value-type="string">
            <text:p>L02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0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R185</text:p>
          </table:table-cell>
          <table:table-cell office:value-type="string">
            <text:p>Chandra</text:p>
          </table:table-cell>
          <table:table-cell office:value-type="float" office:value="789">
            <text:p>789</text:p>
          </table:table-cell>
          <table:table-cell office:value-type="string">
            <text:p>UC</text:p>
          </table:table-cell>
          <table:table-cell office:value-type="string">
            <text:p>L0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86</text:p>
          </table:table-cell>
          <table:table-cell office:value-type="string">
            <text:p>Chakraborty para</text:p>
          </table:table-cell>
          <table:table-cell office:value-type="float" office:value="1009">
            <text:p>1009</text:p>
          </table:table-cell>
          <table:table-cell office:value-type="string">
            <text:p>UC</text:p>
          </table:table-cell>
          <table:table-cell office:value-type="string">
            <text:p>L026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87</text:p>
          </table:table-cell>
          <table:table-cell office:value-type="string">
            <text:p>Bargakhatripara</text:p>
          </table:table-cell>
          <table:table-cell office:value-type="float" office:value="1090">
            <text:p>1090</text:p>
          </table:table-cell>
          <table:table-cell office:value-type="string">
            <text:p>UC</text:p>
          </table:table-cell>
          <table:table-cell office:value-type="string">
            <text:p>L02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88</text:p>
          </table:table-cell>
          <table:table-cell office:value-type="string">
            <text:p>Debnathpur</text:p>
          </table:table-cell>
          <table:table-cell office:value-type="float" office:value="900">
            <text:p>900</text:p>
          </table:table-cell>
          <table:table-cell office:value-type="string">
            <text:p>UC</text:p>
          </table:table-cell>
          <table:table-cell office:value-type="string">
            <text:p>L0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89</text:p>
          </table:table-cell>
          <table:table-cell office:value-type="string">
            <text:p>Birati</text:p>
          </table:table-cell>
          <table:table-cell office:value-type="float" office:value="268">
            <text:p>268</text:p>
          </table:table-cell>
          <table:table-cell office:value-type="string">
            <text:p>UC</text:p>
          </table:table-cell>
          <table:table-cell office:value-type="string">
            <text:p>T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90</text:p>
          </table:table-cell>
          <table:table-cell office:value-type="string">
            <text:p>Katabani</text:p>
          </table:table-cell>
          <table:table-cell office:value-type="float" office:value="1435">
            <text:p>1435</text:p>
          </table:table-cell>
          <table:table-cell office:value-type="string">
            <text:p>C</text:p>
          </table:table-cell>
          <table:table-cell office:value-type="string">
            <text:p>T01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91</text:p>
          </table:table-cell>
          <table:table-cell office:value-type="string">
            <text:p>Pirijpur</text:p>
          </table:table-cell>
          <table:table-cell office:value-type="float" office:value="1192">
            <text:p>1192</text:p>
          </table:table-cell>
          <table:table-cell office:value-type="string">
            <text:p>C</text:p>
          </table:table-cell>
          <table:table-cell office:value-type="string">
            <text:p>T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92</text:p>
          </table:table-cell>
          <table:table-cell office:value-type="string">
            <text:p>Selalpur</text:p>
          </table:table-cell>
          <table:table-cell office:value-type="float" office:value="1018">
            <text:p>1018</text:p>
          </table:table-cell>
          <table:table-cell office:value-type="string">
            <text:p>C</text:p>
          </table:table-cell>
          <table:table-cell office:value-type="string">
            <text:p>T0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R193</text:p>
          </table:table-cell>
          <table:table-cell office:value-type="string">
            <text:p>Elma</text:p>
          </table:table-cell>
          <table:table-cell office:value-type="float" office:value="703">
            <text:p>703</text:p>
          </table:table-cell>
          <table:table-cell office:value-type="string">
            <text:p>C</text:p>
          </table:table-cell>
          <table:table-cell office:value-type="string">
            <text:p>T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94</text:p>
          </table:table-cell>
          <table:table-cell office:value-type="string">
            <text:p>Madhabpur</text:p>
          </table:table-cell>
          <table:table-cell office:value-type="float" office:value="1038">
            <text:p>1038</text:p>
          </table:table-cell>
          <table:table-cell office:value-type="string">
            <text:p>UC</text:p>
          </table:table-cell>
          <table:table-cell office:value-type="string">
            <text:p>L06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95</text:p>
          </table:table-cell>
          <table:table-cell office:value-type="string">
            <text:p>Pandugram</text:p>
          </table:table-cell>
          <table:table-cell office:value-type="float" office:value="1906">
            <text:p>1906</text:p>
          </table:table-cell>
          <table:table-cell office:value-type="string">
            <text:p>UC</text:p>
          </table:table-cell>
          <table:table-cell office:value-type="string">
            <text:p>T1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96</text:p>
          </table:table-cell>
          <table:table-cell office:value-type="string">
            <text:p>Jaisinhachak</text:p>
          </table:table-cell>
          <table:table-cell office:value-type="float" office:value="1733">
            <text:p>1733</text:p>
          </table:table-cell>
          <table:table-cell office:value-type="string">
            <text:p>UC</text:p>
          </table:table-cell>
          <table:table-cell office:value-type="string">
            <text:p>T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97</text:p>
          </table:table-cell>
          <table:table-cell office:value-type="string">
            <text:p>Dehibagnan Purba</text:p>
          </table:table-cell>
          <table:table-cell office:value-type="float" office:value="1250">
            <text:p>1250</text:p>
          </table:table-cell>
          <table:table-cell office:value-type="string">
            <text:p>UC</text:p>
          </table:table-cell>
          <table:table-cell office:value-type="string">
            <text:p>T0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98</text:p>
          </table:table-cell>
          <table:table-cell office:value-type="string">
            <text:p>Dihibagan Paschim</text:p>
          </table:table-cell>
          <table:table-cell office:value-type="float" office:value="1300">
            <text:p>1300</text:p>
          </table:table-cell>
          <table:table-cell office:value-type="string">
            <text:p>UC</text:p>
          </table:table-cell>
          <table:table-cell office:value-type="string">
            <text:p>T0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199</text:p>
          </table:table-cell>
          <table:table-cell office:value-type="string">
            <text:p>Dehibagnan Uttar</text:p>
          </table:table-cell>
          <table:table-cell office:value-type="float" office:value="1450">
            <text:p>1450</text:p>
          </table:table-cell>
          <table:table-cell office:value-type="string">
            <text:p>UC</text:p>
          </table:table-cell>
          <table:table-cell office:value-type="string">
            <text:p>T0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200</text:p>
          </table:table-cell>
          <table:table-cell office:value-type="string">
            <text:p>Dehibagnan Dhaksin</text:p>
          </table:table-cell>
          <table:table-cell office:value-type="float" office:value="1086">
            <text:p>1086</text:p>
          </table:table-cell>
          <table:table-cell office:value-type="string">
            <text:p>UC</text:p>
          </table:table-cell>
          <table:table-cell office:value-type="string">
            <text:p>T05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R201</text:p>
          </table:table-cell>
          <table:table-cell office:value-type="string">
            <text:p>Pal para</text:p>
          </table:table-cell>
          <table:table-cell office:value-type="float" office:value="1015">
            <text:p>1015</text:p>
          </table:table-cell>
          <table:table-cell office:value-type="string">
            <text:p>UC</text:p>
          </table:table-cell>
          <table:table-cell office:value-type="string">
            <text:p>L0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202</text:p>
          </table:table-cell>
          <table:table-cell office:value-type="string">
            <text:p>Para Bagan</text:p>
          </table:table-cell>
          <table:table-cell office:value-type="float" office:value="1785">
            <text:p>1785</text:p>
          </table:table-cell>
          <table:table-cell office:value-type="string">
            <text:p>UC</text:p>
          </table:table-cell>
          <table:table-cell office:value-type="string">
            <text:p>L03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203</text:p>
          </table:table-cell>
          <table:table-cell office:value-type="string">
            <text:p>Madhya Para</text:p>
          </table:table-cell>
          <table:table-cell office:value-type="float" office:value="52">
            <text:p>52</text:p>
          </table:table-cell>
          <table:table-cell office:value-type="string">
            <text:p>UC</text:p>
          </table:table-cell>
          <table:table-cell office:value-type="string">
            <text:p>L033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204</text:p>
          </table:table-cell>
          <table:table-cell office:value-type="string">
            <text:p>Bhabanipur</text:p>
          </table:table-cell>
          <table:table-cell office:value-type="float" office:value="653">
            <text:p>653</text:p>
          </table:table-cell>
          <table:table-cell office:value-type="string">
            <text:p>UC</text:p>
          </table:table-cell>
          <table:table-cell office:value-type="string">
            <text:p>L03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205</text:p>
          </table:table-cell>
          <table:table-cell office:value-type="string">
            <text:p>Chunait</text:p>
          </table:table-cell>
          <table:table-cell office:value-type="float" office:value="694">
            <text:p>694</text:p>
          </table:table-cell>
          <table:table-cell office:value-type="string">
            <text:p>UC</text:p>
          </table:table-cell>
          <table:table-cell office:value-type="string">
            <text:p>L0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206</text:p>
          </table:table-cell>
          <table:table-cell office:value-type="string">
            <text:p>Bhandarhati</text:p>
          </table:table-cell>
          <table:table-cell office:value-type="float" office:value="303">
            <text:p>303</text:p>
          </table:table-cell>
          <table:table-cell office:value-type="string">
            <text:p>C</text:p>
          </table:table-cell>
          <table:table-cell office:value-type="string">
            <text:p>T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207</text:p>
          </table:table-cell>
          <table:table-cell office:value-type="string">
            <text:p>Balaichak</text:p>
          </table:table-cell>
          <table:table-cell office:value-type="float" office:value="607">
            <text:p>607</text:p>
          </table:table-cell>
          <table:table-cell office:value-type="string">
            <text:p>C</text:p>
          </table:table-cell>
          <table:table-cell office:value-type="string">
            <text:p>T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208</text:p>
          </table:table-cell>
          <table:table-cell office:value-type="string">
            <text:p>Samta</text:p>
          </table:table-cell>
          <table:table-cell office:value-type="float" office:value="928">
            <text:p>928</text:p>
          </table:table-cell>
          <table:table-cell office:value-type="string">
            <text:p>UC</text:p>
          </table:table-cell>
          <table:table-cell office:value-type="string">
            <text:p>T0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209</text:p>
          </table:table-cell>
          <table:table-cell office:value-type="string">
            <text:p>Tantisal</text:p>
          </table:table-cell>
          <table:table-cell office:value-type="float" office:value="419">
            <text:p>419</text:p>
          </table:table-cell>
          <table:table-cell office:value-type="string">
            <text:p>UC</text:p>
          </table:table-cell>
          <table:table-cell office:value-type="string">
            <text:p>L03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210</text:p>
          </table:table-cell>
          <table:table-cell office:value-type="string">
            <text:p>Purba Sitalpur</text:p>
          </table:table-cell>
          <table:table-cell office:value-type="float" office:value="1330">
            <text:p>1330</text:p>
          </table:table-cell>
          <table:table-cell office:value-type="string">
            <text:p>C</text:p>
          </table:table-cell>
          <table:table-cell office:value-type="string">
            <text:p>T0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211</text:p>
          </table:table-cell>
          <table:table-cell office:value-type="string">
            <text:p>Paschim Sitalpur</text:p>
          </table:table-cell>
          <table:table-cell office:value-type="float" office:value="1301">
            <text:p>1301</text:p>
          </table:table-cell>
          <table:table-cell office:value-type="string">
            <text:p>C</text:p>
          </table:table-cell>
          <table:table-cell office:value-type="string">
            <text:p>T0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212</text:p>
          </table:table-cell>
          <table:table-cell office:value-type="string">
            <text:p>Kajimahal</text:p>
          </table:table-cell>
          <table:table-cell office:value-type="float" office:value="107">
            <text:p>107</text:p>
          </table:table-cell>
          <table:table-cell office:value-type="string">
            <text:p>UC</text:p>
          </table:table-cell>
          <table:table-cell office:value-type="string">
            <text:p>T1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213</text:p>
          </table:table-cell>
          <table:table-cell office:value-type="string">
            <text:p>Mandaran</text:p>
          </table:table-cell>
          <table:table-cell office:value-type="float" office:value="1171">
            <text:p>1171</text:p>
          </table:table-cell>
          <table:table-cell office:value-type="string">
            <text:p>UC</text:p>
          </table:table-cell>
          <table:table-cell office:value-type="string">
            <text:p>L04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214</text:p>
          </table:table-cell>
          <table:table-cell office:value-type="string">
            <text:p>Sadgop para</text:p>
          </table:table-cell>
          <table:table-cell office:value-type="float" office:value="1068">
            <text:p>1068</text:p>
          </table:table-cell>
          <table:table-cell office:value-type="string">
            <text:p>C</text:p>
          </table:table-cell>
          <table:table-cell office:value-type="string">
            <text:p>T0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215</text:p>
          </table:table-cell>
          <table:table-cell office:value-type="string">
            <text:p>Banerjee para</text:p>
          </table:table-cell>
          <table:table-cell office:value-type="float" office:value="1598">
            <text:p>1598</text:p>
          </table:table-cell>
          <table:table-cell office:value-type="string">
            <text:p>C</text:p>
          </table:table-cell>
          <table:table-cell office:value-type="string">
            <text:p>T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216</text:p>
          </table:table-cell>
          <table:table-cell office:value-type="string">
            <text:p>Bargakhetria para</text:p>
          </table:table-cell>
          <table:table-cell office:value-type="float" office:value="102">
            <text:p>102</text:p>
          </table:table-cell>
          <table:table-cell office:value-type="string">
            <text:p>C</text:p>
          </table:table-cell>
          <table:table-cell office:value-type="string">
            <text:p>T04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217</text:p>
          </table:table-cell>
          <table:table-cell office:value-type="string">
            <text:p>Dorjipota</text:p>
          </table:table-cell>
          <table:table-cell office:value-type="float" office:value="1073">
            <text:p>1073</text:p>
          </table:table-cell>
          <table:table-cell office:value-type="string">
            <text:p>UC</text:p>
          </table:table-cell>
          <table:table-cell office:value-type="string">
            <text:p>L04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218</text:p>
          </table:table-cell>
          <table:table-cell office:value-type="string">
            <text:p>Dorjipota</text:p>
          </table:table-cell>
          <table:table-cell office:value-type="float" office:value="1220">
            <text:p>1220</text:p>
          </table:table-cell>
          <table:table-cell office:value-type="string">
            <text:p>UC</text:p>
          </table:table-cell>
          <table:table-cell office:value-type="string">
            <text:p>L04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219</text:p>
          </table:table-cell>
          <table:table-cell office:value-type="string">
            <text:p>Goala para</text:p>
          </table:table-cell>
          <table:table-cell office:value-type="float" office:value="80">
            <text:p>80</text:p>
          </table:table-cell>
          <table:table-cell office:value-type="string">
            <text:p>UC</text:p>
          </table:table-cell>
          <table:table-cell office:value-type="string">
            <text:p>L04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220</text:p>
          </table:table-cell>
          <table:table-cell office:value-type="string">
            <text:p>Arakul</text:p>
          </table:table-cell>
          <table:table-cell office:value-type="float" office:value="420">
            <text:p>420</text:p>
          </table:table-cell>
          <table:table-cell office:value-type="string">
            <text:p>UC</text:p>
          </table:table-cell>
          <table:table-cell office:value-type="string">
            <text:p>L03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221</text:p>
          </table:table-cell>
          <table:table-cell office:value-type="string">
            <text:p>Satmasa</text:p>
          </table:table-cell>
          <table:table-cell office:value-type="float" office:value="1185">
            <text:p>1185</text:p>
          </table:table-cell>
          <table:table-cell office:value-type="string">
            <text:p>UC</text:p>
          </table:table-cell>
          <table:table-cell office:value-type="string">
            <text:p>L0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222</text:p>
          </table:table-cell>
          <table:table-cell office:value-type="string">
            <text:p>Bahukhedail</text:p>
          </table:table-cell>
          <table:table-cell office:value-type="float" office:value="1148">
            <text:p>1148</text:p>
          </table:table-cell>
          <table:table-cell office:value-type="string">
            <text:p>UC</text:p>
          </table:table-cell>
          <table:table-cell office:value-type="string">
            <text:p>L0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223</text:p>
          </table:table-cell>
          <table:table-cell office:value-type="string">
            <text:p>Pura</text:p>
          </table:table-cell>
          <table:table-cell office:value-type="float" office:value="1784">
            <text:p>1784</text:p>
          </table:table-cell>
          <table:table-cell office:value-type="string">
            <text:p>UC</text:p>
          </table:table-cell>
          <table:table-cell office:value-type="string">
            <text:p>T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224</text:p>
          </table:table-cell>
          <table:table-cell office:value-type="string">
            <text:p>Gholpura</text:p>
          </table:table-cell>
          <table:table-cell office:value-type="float" office:value="332">
            <text:p>332</text:p>
          </table:table-cell>
          <table:table-cell office:value-type="string">
            <text:p>C</text:p>
          </table:table-cell>
          <table:table-cell office:value-type="string">
            <text:p>T01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225</text:p>
          </table:table-cell>
          <table:table-cell office:value-type="string">
            <text:p>Siara</text:p>
          </table:table-cell>
          <table:table-cell office:value-type="float" office:value="964">
            <text:p>964</text:p>
          </table:table-cell>
          <table:table-cell office:value-type="string">
            <text:p>UC</text:p>
          </table:table-cell>
          <table:table-cell office:value-type="string">
            <text:p>T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226</text:p>
          </table:table-cell>
          <table:table-cell office:value-type="string">
            <text:p>Ragpur</text:p>
          </table:table-cell>
          <table:table-cell office:value-type="float" office:value="1018">
            <text:p>1018</text:p>
          </table:table-cell>
          <table:table-cell office:value-type="string">
            <text:p>UC</text:p>
          </table:table-cell>
          <table:table-cell office:value-type="string">
            <text:p>T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227</text:p>
          </table:table-cell>
          <table:table-cell office:value-type="string">
            <text:p>Gobra</text:p>
          </table:table-cell>
          <table:table-cell office:value-type="float" office:value="673">
            <text:p>673</text:p>
          </table:table-cell>
          <table:table-cell office:value-type="string">
            <text:p>UC</text:p>
          </table:table-cell>
          <table:table-cell office:value-type="string">
            <text:p>T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228</text:p>
          </table:table-cell>
          <table:table-cell office:value-type="string">
            <text:p>Purba Ragpur</text:p>
          </table:table-cell>
          <table:table-cell office:value-type="float" office:value="1033">
            <text:p>1033</text:p>
          </table:table-cell>
          <table:table-cell office:value-type="string">
            <text:p>UC</text:p>
          </table:table-cell>
          <table:table-cell office:value-type="string">
            <text:p>L0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229</text:p>
          </table:table-cell>
          <table:table-cell office:value-type="string">
            <text:p>Madhurpur</text:p>
          </table:table-cell>
          <table:table-cell office:value-type="float" office:value="1040">
            <text:p>1040</text:p>
          </table:table-cell>
          <table:table-cell office:value-type="string">
            <text:p>UC</text:p>
          </table:table-cell>
          <table:table-cell office:value-type="string">
            <text:p>T14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R230</text:p>
          </table:table-cell>
          <table:table-cell office:value-type="string">
            <text:p>Sen para</text:p>
          </table:table-cell>
          <table:table-cell office:value-type="float" office:value="1356">
            <text:p>1356</text:p>
          </table:table-cell>
          <table:table-cell office:value-type="string">
            <text:p>C</text:p>
          </table:table-cell>
          <table:table-cell office:value-type="string">
            <text:p>T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231</text:p>
          </table:table-cell>
          <table:table-cell office:value-type="string">
            <text:p>Dey para</text:p>
          </table:table-cell>
          <table:table-cell office:value-type="float" office:value="949">
            <text:p>949</text:p>
          </table:table-cell>
          <table:table-cell office:value-type="string">
            <text:p>C</text:p>
          </table:table-cell>
          <table:table-cell office:value-type="string">
            <text:p>T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232</text:p>
          </table:table-cell>
          <table:table-cell office:value-type="string">
            <text:p>Bakherchak</text:p>
          </table:table-cell>
          <table:table-cell office:value-type="float" office:value="205">
            <text:p>205</text:p>
          </table:table-cell>
          <table:table-cell office:value-type="string">
            <text:p>C</text:p>
          </table:table-cell>
          <table:table-cell office:value-type="string">
            <text:p>T03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233</text:p>
          </table:table-cell>
          <table:table-cell office:value-type="string">
            <text:p>Kotal para</text:p>
          </table:table-cell>
          <table:table-cell office:value-type="float" office:value="1050">
            <text:p>1050</text:p>
          </table:table-cell>
          <table:table-cell office:value-type="string">
            <text:p>UC</text:p>
          </table:table-cell>
          <table:table-cell office:value-type="string">
            <text:p>L029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234</text:p>
          </table:table-cell>
          <table:table-cell office:value-type="string">
            <text:p>Gopal Danga</text:p>
          </table:table-cell>
          <table:table-cell office:value-type="float" office:value="1302">
            <text:p>1302</text:p>
          </table:table-cell>
          <table:table-cell office:value-type="string">
            <text:p>UC</text:p>
          </table:table-cell>
          <table:table-cell office:value-type="string">
            <text:p>L029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235</text:p>
          </table:table-cell>
          <table:table-cell office:value-type="string">
            <text:p>Lalurchak</text:p>
          </table:table-cell>
          <table:table-cell office:value-type="float" office:value="101">
            <text:p>101</text:p>
          </table:table-cell>
          <table:table-cell office:value-type="string">
            <text:p>UC</text:p>
          </table:table-cell>
          <table:table-cell office:value-type="string">
            <text:p>L02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236</text:p>
          </table:table-cell>
          <table:table-cell office:value-type="string">
            <text:p>Dakshin Narayanpur</text:p>
          </table:table-cell>
          <table:table-cell office:value-type="float" office:value="1747">
            <text:p>1747</text:p>
          </table:table-cell>
          <table:table-cell office:value-type="string">
            <text:p>C</text:p>
          </table:table-cell>
          <table:table-cell office:value-type="string">
            <text:p>T0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R237</text:p>
          </table:table-cell>
          <table:table-cell office:value-type="string">
            <text:p>Muslim para</text:p>
          </table:table-cell>
          <table:table-cell office:value-type="float" office:value="945">
            <text:p>945</text:p>
          </table:table-cell>
          <table:table-cell office:value-type="string">
            <text:p>C</text:p>
          </table:table-cell>
          <table:table-cell office:value-type="string">
            <text:p>T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238</text:p>
          </table:table-cell>
          <table:table-cell office:value-type="string">
            <text:p>Sarkar para</text:p>
          </table:table-cell>
          <table:table-cell office:value-type="float" office:value="1021">
            <text:p>1021</text:p>
          </table:table-cell>
          <table:table-cell office:value-type="string">
            <text:p>UC</text:p>
          </table:table-cell>
          <table:table-cell office:value-type="string">
            <text:p>L0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R239</text:p>
          </table:table-cell>
          <table:table-cell office:value-type="string">
            <text:p>Roy para</text:p>
          </table:table-cell>
          <table:table-cell office:value-type="float" office:value="655">
            <text:p>655</text:p>
          </table:table-cell>
          <table:table-cell office:value-type="string">
            <text:p>C</text:p>
          </table:table-cell>
          <table:table-cell office:value-type="string">
            <text:p>T01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240</text:p>
          </table:table-cell>
          <table:table-cell office:value-type="string">
            <text:p>Guchhaitpara</text:p>
          </table:table-cell>
          <table:table-cell office:value-type="float" office:value="1105">
            <text:p>1105</text:p>
          </table:table-cell>
          <table:table-cell office:value-type="string">
            <text:p>C</text:p>
          </table:table-cell>
          <table:table-cell office:value-type="string">
            <text:p>T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241</text:p>
          </table:table-cell>
          <table:table-cell office:value-type="string">
            <text:p>Kismat Khedail</text:p>
          </table:table-cell>
          <table:table-cell office:value-type="float" office:value="545">
            <text:p>545</text:p>
          </table:table-cell>
          <table:table-cell office:value-type="string">
            <text:p>UC</text:p>
          </table:table-cell>
          <table:table-cell office:value-type="string">
            <text:p>L0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242</text:p>
          </table:table-cell>
          <table:table-cell office:value-type="string">
            <text:p>Tilakchak</text:p>
          </table:table-cell>
          <table:table-cell office:value-type="float" office:value="725">
            <text:p>725</text:p>
          </table:table-cell>
          <table:table-cell office:value-type="string">
            <text:p>C</text:p>
          </table:table-cell>
          <table:table-cell office:value-type="string">
            <text:p>T0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P0" style:volatile="true">
      <number:number number:decimal-places="2" number:min-integer-digits="1"/>
    </number:number-style>
    <number:number-style style:name="N143">
      <style:text-properties fo:color="#ff0000"/>
      <number:number number:decimal-places="2" number:min-integer-digits="1"/>
      <style:map style:condition="value()&gt;=0" style:apply-style-name="N143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7">05/27/2011</text:date>, <text:time>11:55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_20_1" style:display-name="PageStyle_Sheet3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1-05-27T11:55:58.81</dc:date>
    <dc:creator>Shubhajit Saha</dc:creator>
    <meta:editing-duration>PT36M6S</meta:editing-duration>
    <meta:editing-cycles>23</meta:editing-cycles>
    <meta:document-statistic meta:table-count="3" meta:cell-count="4156" meta:object-count="0"/>
  </office:meta>
</office:document-meta>
</file>